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21.1mm"/>
    </style:style>
    <style:style style:name="co3" style:family="table-column">
      <style:table-column-properties fo:break-before="auto" style:column-width="6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w1_8_trai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97681" calcext:value-type="float">
            <text:p>0.97681</text:p>
          </table:table-cell>
          <table:table-cell office:value-type="float" office:value="0.10723" calcext:value-type="float">
            <text:p>0.10723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29556" calcext:value-type="float">
            <text:p>0.29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194" calcext:value-type="float">
            <text:p>0.67194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83075" calcext:value-type="float">
            <text:p>0.83075</text:p>
          </table:table-cell>
          <table:table-cell office:value-type="float" office:value="0.42741" calcext:value-type="float">
            <text:p>0.42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619" calcext:value-type="float">
            <text:p>0.20619</text:p>
          </table:table-cell>
          <table:table-cell office:value-type="float" office:value="0.23321" calcext:value-type="float">
            <text:p>0.23321</text:p>
          </table:table-cell>
          <table:table-cell office:value-type="float" office:value="0.81004" calcext:value-type="float">
            <text:p>0.81004</text:p>
          </table:table-cell>
          <table:table-cell office:value-type="float" office:value="0.98691" calcext:value-type="float">
            <text:p>0.98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583" calcext:value-type="float">
            <text:p>0.51583</text:p>
          </table:table-cell>
          <table:table-cell office:value-type="float" office:value="0.055814" calcext:value-type="float">
            <text:p>0.055814</text:p>
          </table:table-cell>
          <table:table-cell office:value-type="float" office:value="0.92274" calcext:value-type="float">
            <text:p>0.92274</text:p>
          </table:table-cell>
          <table:table-cell office:value-type="float" office:value="0.75797" calcext:value-type="float">
            <text:p>0.75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893" calcext:value-type="float">
            <text:p>0.70893</text:p>
          </table:table-cell>
          <table:table-cell office:value-type="float" office:value="0.10836" calcext:value-type="float">
            <text:p>0.10836</text:p>
          </table:table-cell>
          <table:table-cell office:value-type="float" office:value="0.33951" calcext:value-type="float">
            <text:p>0.33951</text:p>
          </table:table-cell>
          <table:table-cell office:value-type="float" office:value="0.77058" calcext:value-type="float">
            <text:p>0.77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743" calcext:value-type="float">
            <text:p>0.55743</text:p>
          </table:table-cell>
          <table:table-cell office:value-type="float" office:value="0.67804" calcext:value-type="float">
            <text:p>0.67804</text:p>
          </table:table-cell>
          <table:table-cell office:value-type="float" office:value="0.061044" calcext:value-type="float">
            <text:p>0.061044</text:p>
          </table:table-cell>
          <table:table-cell office:value-type="float" office:value="0.72689" calcext:value-type="float">
            <text:p>0.72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654" calcext:value-type="float">
            <text:p>0.15654</text:p>
          </table:table-cell>
          <table:table-cell office:value-type="float" office:value="0.75584" calcext:value-type="float">
            <text:p>0.75584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42598" calcext:value-type="float">
            <text:p>0.425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50462" calcext:value-type="float">
            <text:p>0.50462</text:p>
          </table:table-cell>
          <table:table-cell office:value-type="float" office:value="0.15137" calcext:value-type="float">
            <text:p>0.15137</text:p>
          </table:table-cell>
          <table:table-cell office:value-type="float" office:value="0.33878" calcext:value-type="float">
            <text:p>0.33878</text:p>
          </table:table-cell>
          <table:table-cell office:value-type="float" office:value="0.41881" calcext:value-type="float">
            <text:p>0.41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657" calcext:value-type="float">
            <text:p>0.22657</text:p>
          </table:table-cell>
          <table:table-cell office:value-type="float" office:value="0.59272" calcext:value-type="float">
            <text:p>0.59272</text:p>
          </table:table-cell>
          <table:table-cell office:value-type="float" office:value="0.24103" calcext:value-type="float">
            <text:p>0.24103</text:p>
          </table:table-cell>
          <table:table-cell office:value-type="float" office:value="0.46221" calcext:value-type="float">
            <text:p>0.462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49174" calcext:value-type="float">
            <text:p>0.49174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24622" calcext:value-type="float">
            <text:p>0.24622</text:p>
          </table:table-cell>
          <table:table-cell office:value-type="float" office:value="0.24796" calcext:value-type="float">
            <text:p>0.247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59512" calcext:value-type="float">
            <text:p>0.59512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0.74692" calcext:value-type="float">
            <text:p>0.74692</text:p>
          </table:table-cell>
          <table:table-cell office:value-type="float" office:value="0.32784" calcext:value-type="float">
            <text:p>0.3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439" calcext:value-type="float">
            <text:p>0.32439</text:p>
          </table:table-cell>
          <table:table-cell office:value-type="float" office:value="0.37294" calcext:value-type="float">
            <text:p>0.37294</text:p>
          </table:table-cell>
          <table:table-cell office:value-type="float" office:value="0.11623" calcext:value-type="float">
            <text:p>0.11623</text:p>
          </table:table-cell>
          <table:table-cell office:value-type="float" office:value="0.94499" calcext:value-type="float">
            <text:p>0.94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75" calcext:value-type="float">
            <text:p>0.4475</text:p>
          </table:table-cell>
          <table:table-cell office:value-type="float" office:value="0.60183" calcext:value-type="float">
            <text:p>0.60183</text:p>
          </table:table-cell>
          <table:table-cell office:value-type="float" office:value="0.41323" calcext:value-type="float">
            <text:p>0.41323</text:p>
          </table:table-cell>
          <table:table-cell office:value-type="float" office:value="0.58492" calcext:value-type="float">
            <text:p>0.58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171" calcext:value-type="float">
            <text:p>0.41171</text:p>
          </table:table-cell>
          <table:table-cell office:value-type="float" office:value="0.098584" calcext:value-type="float">
            <text:p>0.098584</text:p>
          </table:table-cell>
          <table:table-cell office:value-type="float" office:value="0.4795" calcext:value-type="float">
            <text:p>0.4795</text:p>
          </table:table-cell>
          <table:table-cell office:value-type="float" office:value="0.083842" calcext:value-type="float">
            <text:p>0.0838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0059" calcext:value-type="float">
            <text:p>0.10059</text:p>
          </table:table-cell>
          <table:table-cell office:value-type="float" office:value="0.37353" calcext:value-type="float">
            <text:p>0.37353</text:p>
          </table:table-cell>
          <table:table-cell office:value-type="float" office:value="0.0057687" calcext:value-type="float">
            <text:p>0.0057687</text:p>
          </table:table-cell>
          <table:table-cell office:value-type="float" office:value="0.14313" calcext:value-type="float">
            <text:p>0.143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0.70052" calcext:value-type="float">
            <text:p>0.70052</text:p>
          </table:table-cell>
          <table:table-cell office:value-type="float" office:value="0.67561" calcext:value-type="float">
            <text:p>0.67561</text:p>
          </table:table-cell>
          <table:table-cell office:value-type="float" office:value="0.22231" calcext:value-type="float">
            <text:p>0.22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21" calcext:value-type="float">
            <text:p>0.3221</text:p>
          </table:table-cell>
          <table:table-cell office:value-type="float" office:value="0.95754" calcext:value-type="float">
            <text:p>0.95754</text:p>
          </table:table-cell>
          <table:table-cell office:value-type="float" office:value="0.99328" calcext:value-type="float">
            <text:p>0.99328</text:p>
          </table:table-cell>
          <table:table-cell office:value-type="float" office:value="0.50757" calcext:value-type="float">
            <text:p>0.50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469" calcext:value-type="float">
            <text:p>0.41469</text:p>
          </table:table-cell>
          <table:table-cell office:value-type="float" office:value="0.48406" calcext:value-type="float">
            <text:p>0.48406</text:p>
          </table:table-cell>
          <table:table-cell office:value-type="float" office:value="0.39832" calcext:value-type="float">
            <text:p>0.39832</text:p>
          </table:table-cell>
          <table:table-cell office:value-type="float" office:value="0.53216" calcext:value-type="float">
            <text:p>0.53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364" calcext:value-type="float">
            <text:p>0.48364</text:p>
          </table:table-cell>
          <table:table-cell office:value-type="float" office:value="0.36163" calcext:value-type="float">
            <text:p>0.36163</text:p>
          </table:table-cell>
          <table:table-cell office:value-type="float" office:value="0.14351" calcext:value-type="float">
            <text:p>0.14351</text:p>
          </table:table-cell>
          <table:table-cell office:value-type="float" office:value="0.3153" calcext:value-type="float">
            <text:p>0.31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5323" calcext:value-type="float">
            <text:p>0.5323</text:p>
          </table:table-cell>
          <table:table-cell office:value-type="float" office:value="0.21312" calcext:value-type="float">
            <text:p>0.21312</text:p>
          </table:table-cell>
          <table:table-cell office:value-type="float" office:value="0.40401" calcext:value-type="float">
            <text:p>0.40401</text:p>
          </table:table-cell>
          <table:table-cell office:value-type="float" office:value="0.98252" calcext:value-type="float">
            <text:p>0.98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073" calcext:value-type="float">
            <text:p>0.71073</text:p>
          </table:table-cell>
          <table:table-cell office:value-type="float" office:value="0.29015" calcext:value-type="float">
            <text:p>0.29015</text:p>
          </table:table-cell>
          <table:table-cell office:value-type="float" office:value="0.15557" calcext:value-type="float">
            <text:p>0.15557</text:p>
          </table:table-cell>
          <table:table-cell office:value-type="float" office:value="0.70588" calcext:value-type="float">
            <text:p>0.70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151" calcext:value-type="float">
            <text:p>0.68151</text:p>
          </table:table-cell>
          <table:table-cell office:value-type="float" office:value="0.23617" calcext:value-type="float">
            <text:p>0.23617</text:p>
          </table:table-cell>
          <table:table-cell office:value-type="float" office:value="0.085193" calcext:value-type="float">
            <text:p>0.085193</text:p>
          </table:table-cell>
          <table:table-cell office:value-type="float" office:value="0.58718" calcext:value-type="float">
            <text:p>0.58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9048" calcext:value-type="float">
            <text:p>0.069048</text:p>
          </table:table-cell>
          <table:table-cell office:value-type="float" office:value="0.14742" calcext:value-type="float">
            <text:p>0.14742</text:p>
          </table:table-cell>
          <table:table-cell office:value-type="float" office:value="0.92254" calcext:value-type="float">
            <text:p>0.92254</text:p>
          </table:table-cell>
          <table:table-cell office:value-type="float" office:value="0.93918" calcext:value-type="float">
            <text:p>0.93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337" calcext:value-type="float">
            <text:p>0.19337</text:p>
          </table:table-cell>
          <table:table-cell office:value-type="float" office:value="0.29606" calcext:value-type="float">
            <text:p>0.29606</text:p>
          </table:table-cell>
          <table:table-cell office:value-type="float" office:value="0.72589" calcext:value-type="float">
            <text:p>0.72589</text:p>
          </table:table-cell>
          <table:table-cell office:value-type="float" office:value="0.71993" calcext:value-type="float">
            <text:p>0.7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783" calcext:value-type="float">
            <text:p>0.62783</text:p>
          </table:table-cell>
          <table:table-cell office:value-type="float" office:value="0.80021" calcext:value-type="float">
            <text:p>0.80021</text:p>
          </table:table-cell>
          <table:table-cell office:value-type="float" office:value="0.69486" calcext:value-type="float">
            <text:p>0.69486</text:p>
          </table:table-cell>
          <table:table-cell office:value-type="float" office:value="0.41697" calcext:value-type="float">
            <text:p>0.41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658" calcext:value-type="float">
            <text:p>0.94658</text:p>
          </table:table-cell>
          <table:table-cell office:value-type="float" office:value="0.85253" calcext:value-type="float">
            <text:p>0.85253</text:p>
          </table:table-cell>
          <table:table-cell office:value-type="float" office:value="0.75418" calcext:value-type="float">
            <text:p>0.75418</text:p>
          </table:table-cell>
          <table:table-cell office:value-type="float" office:value="0.3027" calcext:value-type="float">
            <text:p>0.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402" calcext:value-type="float">
            <text:p>0.54402</text:p>
          </table:table-cell>
          <table:table-cell office:value-type="float" office:value="0.73303" calcext:value-type="float">
            <text:p>0.73303</text:p>
          </table:table-cell>
          <table:table-cell office:value-type="float" office:value="0.29073" calcext:value-type="float">
            <text:p>0.29073</text:p>
          </table:table-cell>
          <table:table-cell office:value-type="float" office:value="0.26307" calcext:value-type="float">
            <text:p>0.2630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0166" calcext:value-type="float">
            <text:p>0.20166</text:p>
          </table:table-cell>
          <table:table-cell office:value-type="float" office:value="0.96147" calcext:value-type="float">
            <text:p>0.96147</text:p>
          </table:table-cell>
          <table:table-cell office:value-type="float" office:value="0.83956" calcext:value-type="float">
            <text:p>0.83956</text:p>
          </table:table-cell>
          <table:table-cell office:value-type="float" office:value="0.76917" calcext:value-type="float">
            <text:p>0.76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22036" calcext:value-type="float">
            <text:p>0.22036</text:p>
          </table:table-cell>
          <table:table-cell office:value-type="float" office:value="0.60311" calcext:value-type="float">
            <text:p>0.60311</text:p>
          </table:table-cell>
          <table:table-cell office:value-type="float" office:value="0.34751" calcext:value-type="float">
            <text:p>0.34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40341" calcext:value-type="float">
            <text:p>0.40341</text:p>
          </table:table-cell>
          <table:table-cell office:value-type="float" office:value="0.16311" calcext:value-type="float">
            <text:p>0.16311</text:p>
          </table:table-cell>
          <table:table-cell office:value-type="float" office:value="0.12612" calcext:value-type="float">
            <text:p>0.126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7845" calcext:value-type="float">
            <text:p>0.87845</text:p>
          </table:table-cell>
          <table:table-cell office:value-type="float" office:value="0.46984" calcext:value-type="float">
            <text:p>0.46984</text:p>
          </table:table-cell>
          <table:table-cell office:value-type="float" office:value="0.32142" calcext:value-type="float">
            <text:p>0.32142</text:p>
          </table:table-cell>
          <table:table-cell office:value-type="float" office:value="0.00042772" calcext:value-type="float">
            <text:p>0.000427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5971" calcext:value-type="float">
            <text:p>0.95971</text:p>
          </table:table-cell>
          <table:table-cell office:value-type="float" office:value="0.7334" calcext:value-type="float">
            <text:p>0.7334</text:p>
          </table:table-cell>
          <table:table-cell office:value-type="float" office:value="0.45993" calcext:value-type="float">
            <text:p>0.45993</text:p>
          </table:table-cell>
          <table:table-cell office:value-type="float" office:value="0.76215" calcext:value-type="float">
            <text:p>0.76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449" calcext:value-type="float">
            <text:p>0.35449</text:p>
          </table:table-cell>
          <table:table-cell office:value-type="float" office:value="0.22126" calcext:value-type="float">
            <text:p>0.22126</text:p>
          </table:table-cell>
          <table:table-cell office:value-type="float" office:value="0.57224" calcext:value-type="float">
            <text:p>0.57224</text:p>
          </table:table-cell>
          <table:table-cell office:value-type="float" office:value="0.4336" calcext:value-type="float">
            <text:p>0.4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263" calcext:value-type="float">
            <text:p>0.34263</text:p>
          </table:table-cell>
          <table:table-cell office:value-type="float" office:value="0.81404" calcext:value-type="float">
            <text:p>0.81404</text:p>
          </table:table-cell>
          <table:table-cell office:value-type="float" office:value="0.30048" calcext:value-type="float">
            <text:p>0.30048</text:p>
          </table:table-cell>
          <table:table-cell office:value-type="float" office:value="0.1461" calcext:value-type="float">
            <text:p>0.14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234" calcext:value-type="float">
            <text:p>0.7234</text:p>
          </table:table-cell>
          <table:table-cell office:value-type="float" office:value="0.45707" calcext:value-type="float">
            <text:p>0.45707</text:p>
          </table:table-cell>
          <table:table-cell office:value-type="float" office:value="0.44129" calcext:value-type="float">
            <text:p>0.44129</text:p>
          </table:table-cell>
          <table:table-cell office:value-type="float" office:value="0.40039" calcext:value-type="float">
            <text:p>0.40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538" calcext:value-type="float">
            <text:p>0.39538</text:p>
          </table:table-cell>
          <table:table-cell office:value-type="float" office:value="0.20276" calcext:value-type="float">
            <text:p>0.20276</text:p>
          </table:table-cell>
          <table:table-cell office:value-type="float" office:value="0.67262" calcext:value-type="float">
            <text:p>0.67262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179" calcext:value-type="float">
            <text:p>0.45179</text:p>
          </table:table-cell>
          <table:table-cell office:value-type="float" office:value="0.78087" calcext:value-type="float">
            <text:p>0.78087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073425" calcext:value-type="float">
            <text:p>0.0734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3881" calcext:value-type="float">
            <text:p>0.23881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40806" calcext:value-type="float">
            <text:p>0.40806</text:p>
          </table:table-cell>
          <table:table-cell office:value-type="float" office:value="0.074954" calcext:value-type="float">
            <text:p>0.0749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1059" calcext:value-type="float">
            <text:p>0.91059</text:p>
          </table:table-cell>
          <table:table-cell office:value-type="float" office:value="0.18045" calcext:value-type="float">
            <text:p>0.18045</text:p>
          </table:table-cell>
          <table:table-cell office:value-type="float" office:value="0.089421" calcext:value-type="float">
            <text:p>0.089421</text:p>
          </table:table-cell>
          <table:table-cell office:value-type="float" office:value="0.59719" calcext:value-type="float">
            <text:p>0.59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088" calcext:value-type="float">
            <text:p>0.3008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0033" calcext:value-type="float">
            <text:p>0.30033</text:p>
          </table:table-cell>
          <table:table-cell office:value-type="float" office:value="0.1078" calcext:value-type="float">
            <text:p>0.107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0636" calcext:value-type="float">
            <text:p>0.20636</text:p>
          </table:table-cell>
          <table:table-cell office:value-type="float" office:value="0.25969" calcext:value-type="float">
            <text:p>0.25969</text:p>
          </table:table-cell>
          <table:table-cell office:value-type="float" office:value="0.87208" calcext:value-type="float">
            <text:p>0.87208</text:p>
          </table:table-cell>
          <table:table-cell office:value-type="float" office:value="0.075063" calcext:value-type="float">
            <text:p>0.07506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4325" calcext:value-type="float">
            <text:p>0.84325</text:p>
          </table:table-cell>
          <table:table-cell office:value-type="float" office:value="0.20161" calcext:value-type="float">
            <text:p>0.20161</text:p>
          </table:table-cell>
          <table:table-cell office:value-type="float" office:value="0.018555" calcext:value-type="float">
            <text:p>0.018555</text:p>
          </table:table-cell>
          <table:table-cell office:value-type="float" office:value="0.58518" calcext:value-type="float">
            <text:p>0.58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334" calcext:value-type="float">
            <text:p>0.33334</text:p>
          </table:table-cell>
          <table:table-cell office:value-type="float" office:value="0.087671" calcext:value-type="float">
            <text:p>0.087671</text:p>
          </table:table-cell>
          <table:table-cell office:value-type="float" office:value="0.078659" calcext:value-type="float">
            <text:p>0.078659</text:p>
          </table:table-cell>
          <table:table-cell office:value-type="float" office:value="0.15274" calcext:value-type="float">
            <text:p>0.152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8111" calcext:value-type="float">
            <text:p>0.18111</text:p>
          </table:table-cell>
          <table:table-cell office:value-type="float" office:value="0.11502" calcext:value-type="float">
            <text:p>0.11502</text:p>
          </table:table-cell>
          <table:table-cell office:value-type="float" office:value="0.73474" calcext:value-type="float">
            <text:p>0.73474</text:p>
          </table:table-cell>
          <table:table-cell office:value-type="float" office:value="0.65718" calcext:value-type="float">
            <text:p>0.65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105" calcext:value-type="float">
            <text:p>0.90105</text:p>
          </table:table-cell>
          <table:table-cell office:value-type="float" office:value="0.69659" calcext:value-type="float">
            <text:p>0.69659</text:p>
          </table:table-cell>
          <table:table-cell office:value-type="float" office:value="0.44014" calcext:value-type="float">
            <text:p>0.44014</text:p>
          </table:table-cell>
          <table:table-cell office:value-type="float" office:value="0.28963" calcext:value-type="float">
            <text:p>0.28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096" calcext:value-type="float">
            <text:p>0.76096</text:p>
          </table:table-cell>
          <table:table-cell office:value-type="float" office:value="0.17909" calcext:value-type="float">
            <text:p>0.17909</text:p>
          </table:table-cell>
          <table:table-cell office:value-type="float" office:value="0.18557" calcext:value-type="float">
            <text:p>0.18557</text:p>
          </table:table-cell>
          <table:table-cell office:value-type="float" office:value="0.86889" calcext:value-type="float">
            <text:p>0.86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359" calcext:value-type="float">
            <text:p>0.20359</text:p>
          </table:table-cell>
          <table:table-cell office:value-type="float" office:value="0.77736" calcext:value-type="float">
            <text:p>0.77736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071641" calcext:value-type="float">
            <text:p>0.0716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42406" calcext:value-type="float">
            <text:p>0.42406</text:p>
          </table:table-cell>
          <table:table-cell office:value-type="float" office:value="0.98081" calcext:value-type="float">
            <text:p>0.98081</text:p>
          </table:table-cell>
          <table:table-cell office:value-type="float" office:value="0.99433" calcext:value-type="float">
            <text:p>0.99433</text:p>
          </table:table-cell>
          <table:table-cell office:value-type="float" office:value="0.071268" calcext:value-type="float">
            <text:p>0.07126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1642" calcext:value-type="float">
            <text:p>0.61642</text:p>
          </table:table-cell>
          <table:table-cell office:value-type="float" office:value="0.060815" calcext:value-type="float">
            <text:p>0.0608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.85805" calcext:value-type="float">
            <text:p>0.85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755" calcext:value-type="float">
            <text:p>0.62755</text:p>
          </table:table-cell>
          <table:table-cell office:value-type="float" office:value="0.47251" calcext:value-type="float">
            <text:p>0.47251</text:p>
          </table:table-cell>
          <table:table-cell office:value-type="float" office:value="0.63101" calcext:value-type="float">
            <text:p>0.63101</text:p>
          </table:table-cell>
          <table:table-cell office:value-type="float" office:value="0.86293" calcext:value-type="float">
            <text:p>0.86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335" calcext:value-type="float">
            <text:p>0.55335</text:p>
          </table:table-cell>
          <table:table-cell office:value-type="float" office:value="0.10757" calcext:value-type="float">
            <text:p>0.10757</text:p>
          </table:table-cell>
          <table:table-cell office:value-type="float" office:value="0.87192" calcext:value-type="float">
            <text:p>0.87192</text:p>
          </table:table-cell>
          <table:table-cell office:value-type="float" office:value="0.8353" calcext:value-type="float">
            <text:p>0.8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356" calcext:value-type="float">
            <text:p>0.72356</text:p>
          </table:table-cell>
          <table:table-cell office:value-type="float" office:value="0.088313" calcext:value-type="float">
            <text:p>0.088313</text:p>
          </table:table-cell>
          <table:table-cell office:value-type="float" office:value="0.69772" calcext:value-type="float">
            <text:p>0.69772</text:p>
          </table:table-cell>
          <table:table-cell office:value-type="float" office:value="0.091611" calcext:value-type="float">
            <text:p>0.091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84" calcext:value-type="float">
            <text:p>0.02084</text:p>
          </table:table-cell>
          <table:table-cell office:value-type="float" office:value="0.66204" calcext:value-type="float">
            <text:p>0.66204</text:p>
          </table:table-cell>
          <table:table-cell office:value-type="float" office:value="0.26704" calcext:value-type="float">
            <text:p>0.26704</text:p>
          </table:table-cell>
          <table:table-cell office:value-type="float" office:value="0.93343" calcext:value-type="float">
            <text:p>0.93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623" calcext:value-type="float">
            <text:p>0.15623</text:p>
          </table:table-cell>
          <table:table-cell office:value-type="float" office:value="0.39914" calcext:value-type="float">
            <text:p>0.39914</text:p>
          </table:table-cell>
          <table:table-cell office:value-type="float" office:value="0.58355" calcext:value-type="float">
            <text:p>0.5835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115" calcext:value-type="float">
            <text:p>0.90115</text:p>
          </table:table-cell>
          <table:table-cell office:value-type="float" office:value="0.74857" calcext:value-type="float">
            <text:p>0.74857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54481" calcext:value-type="float">
            <text:p>0.54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522" calcext:value-type="float">
            <text:p>0.40522</text:p>
          </table:table-cell>
          <table:table-cell office:value-type="float" office:value="0.34025" calcext:value-type="float">
            <text:p>0.34025</text:p>
          </table:table-cell>
          <table:table-cell office:value-type="float" office:value="0.84438" calcext:value-type="float">
            <text:p>0.84438</text:p>
          </table:table-cell>
          <table:table-cell office:value-type="float" office:value="0.30728" calcext:value-type="float">
            <text:p>0.30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053" calcext:value-type="float">
            <text:p>0.69053</text:p>
          </table:table-cell>
          <table:table-cell office:value-type="float" office:value="0.70505" calcext:value-type="float">
            <text:p>0.70505</text:p>
          </table:table-cell>
          <table:table-cell office:value-type="float" office:value="0.77211" calcext:value-type="float">
            <text:p>0.77211</text:p>
          </table:table-cell>
          <table:table-cell office:value-type="float" office:value="0.50009" calcext:value-type="float">
            <text:p>0.50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972" calcext:value-type="float">
            <text:p>0.32972</text:p>
          </table:table-cell>
          <table:table-cell office:value-type="float" office:value="0.36727" calcext:value-type="float">
            <text:p>0.36727</text:p>
          </table:table-cell>
          <table:table-cell office:value-type="float" office:value="0.038398" calcext:value-type="float">
            <text:p>0.038398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87565" calcext:value-type="float">
            <text:p>0.087565</text:p>
          </table:table-cell>
          <table:table-cell office:value-type="float" office:value="0.80164" calcext:value-type="float">
            <text:p>0.80164</text:p>
          </table:table-cell>
          <table:table-cell office:value-type="float" office:value="0.10873" calcext:value-type="float">
            <text:p>0.10873</text:p>
          </table:table-cell>
          <table:table-cell office:value-type="float" office:value="0.72862" calcext:value-type="float">
            <text:p>0.728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6626" calcext:value-type="float">
            <text:p>0.26626</text:p>
          </table:table-cell>
          <table:table-cell office:value-type="float" office:value="0.19317" calcext:value-type="float">
            <text:p>0.19317</text:p>
          </table:table-cell>
          <table:table-cell office:value-type="float" office:value="0.83732" calcext:value-type="float">
            <text:p>0.83732</text:p>
          </table:table-cell>
          <table:table-cell office:value-type="float" office:value="0.96563" calcext:value-type="float">
            <text:p>0.96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161" calcext:value-type="float">
            <text:p>0.33161</text:p>
          </table:table-cell>
          <table:table-cell office:value-type="float" office:value="0.23154" calcext:value-type="float">
            <text:p>0.23154</text:p>
          </table:table-cell>
          <table:table-cell office:value-type="float" office:value="0.12297" calcext:value-type="float">
            <text:p>0.12297</text:p>
          </table:table-cell>
          <table:table-cell office:value-type="float" office:value="0.17358" calcext:value-type="float">
            <text:p>0.173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338" calcext:value-type="float">
            <text:p>0.8338</text:p>
          </table:table-cell>
          <table:table-cell office:value-type="float" office:value="0.22029" calcext:value-type="float">
            <text:p>0.22029</text:p>
          </table:table-cell>
          <table:table-cell office:value-type="float" office:value="0.62198" calcext:value-type="float">
            <text:p>0.62198</text:p>
          </table:table-cell>
          <table:table-cell office:value-type="float" office:value="0.5915" calcext:value-type="float">
            <text:p>0.5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873" calcext:value-type="float">
            <text:p>0.38873</text:p>
          </table:table-cell>
          <table:table-cell office:value-type="float" office:value="0.57979" calcext:value-type="float">
            <text:p>0.57979</text:p>
          </table:table-cell>
          <table:table-cell office:value-type="float" office:value="0.75488" calcext:value-type="float">
            <text:p>0.75488</text:p>
          </table:table-cell>
          <table:table-cell office:value-type="float" office:value="0.12437" calcext:value-type="float">
            <text:p>0.124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93349" calcext:value-type="float">
            <text:p>0.093349</text:p>
          </table:table-cell>
          <table:table-cell office:value-type="float" office:value="0.084263" calcext:value-type="float">
            <text:p>0.084263</text:p>
          </table:table-cell>
          <table:table-cell office:value-type="float" office:value="0.085754" calcext:value-type="float">
            <text:p>0.085754</text:p>
          </table:table-cell>
          <table:table-cell office:value-type="float" office:value="0.19575" calcext:value-type="float">
            <text:p>0.195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3938" calcext:value-type="float">
            <text:p>0.3938</text:p>
          </table:table-cell>
          <table:table-cell office:value-type="float" office:value="0.21727" calcext:value-type="float">
            <text:p>0.21727</text:p>
          </table:table-cell>
          <table:table-cell office:value-type="float" office:value="0.59706" calcext:value-type="float">
            <text:p>0.59706</text:p>
          </table:table-cell>
          <table:table-cell office:value-type="float" office:value="0.36985" calcext:value-type="float">
            <text:p>0.36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047" calcext:value-type="float">
            <text:p>0.14047</text:p>
          </table:table-cell>
          <table:table-cell office:value-type="float" office:value="0.12652" calcext:value-type="float">
            <text:p>0.12652</text:p>
          </table:table-cell>
          <table:table-cell office:value-type="float" office:value="0.89396" calcext:value-type="float">
            <text:p>0.89396</text:p>
          </table:table-cell>
          <table:table-cell office:value-type="float" office:value="0.0056295" calcext:value-type="float">
            <text:p>0.00562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34342" calcext:value-type="float">
            <text:p>0.34342</text:p>
          </table:table-cell>
          <table:table-cell office:value-type="float" office:value="0.76697" calcext:value-type="float">
            <text:p>0.76697</text:p>
          </table:table-cell>
          <table:table-cell office:value-type="float" office:value="0.82696" calcext:value-type="float">
            <text:p>0.82696</text:p>
          </table:table-cell>
          <table:table-cell office:value-type="float" office:value="0.43354" calcext:value-type="float">
            <text:p>0.43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65" calcext:value-type="float">
            <text:p>0.2665</text:p>
          </table:table-cell>
          <table:table-cell office:value-type="float" office:value="0.83265" calcext:value-type="float">
            <text:p>0.83265</text:p>
          </table:table-cell>
          <table:table-cell office:value-type="float" office:value="0.28848" calcext:value-type="float">
            <text:p>0.28848</text:p>
          </table:table-cell>
          <table:table-cell office:value-type="float" office:value="0.2337" calcext:value-type="float">
            <text:p>0.23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36046" calcext:value-type="float">
            <text:p>0.36046</text:p>
          </table:table-cell>
          <table:table-cell office:value-type="float" office:value="0.36809" calcext:value-type="float">
            <text:p>0.36809</text:p>
          </table:table-cell>
          <table:table-cell office:value-type="float" office:value="0.32623" calcext:value-type="float">
            <text:p>0.32623</text:p>
          </table:table-cell>
          <table:table-cell office:value-type="float" office:value="0.25556" calcext:value-type="float">
            <text:p>0.255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9778" calcext:value-type="float">
            <text:p>0.99778</text:p>
          </table:table-cell>
          <table:table-cell office:value-type="float" office:value="0.97657" calcext:value-type="float">
            <text:p>0.97657</text:p>
          </table:table-cell>
          <table:table-cell office:value-type="float" office:value="0.674" calcext:value-type="float">
            <text:p>0.674</text:p>
          </table:table-cell>
          <table:table-cell office:value-type="float" office:value="0.51915" calcext:value-type="float">
            <text:p>0.51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303" calcext:value-type="float">
            <text:p>0.22303</text:p>
          </table:table-cell>
          <table:table-cell office:value-type="float" office:value="0.028847" calcext:value-type="float">
            <text:p>0.028847</text:p>
          </table:table-cell>
          <table:table-cell office:value-type="float" office:value="0.73739" calcext:value-type="float">
            <text:p>0.73739</text:p>
          </table:table-cell>
          <table:table-cell office:value-type="float" office:value="0.41662" calcext:value-type="float">
            <text:p>0.41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179" calcext:value-type="float">
            <text:p>0.30179</text:p>
          </table:table-cell>
          <table:table-cell office:value-type="float" office:value="0.44626" calcext:value-type="float">
            <text:p>0.44626</text:p>
          </table:table-cell>
          <table:table-cell office:value-type="float" office:value="0.17371" calcext:value-type="float">
            <text:p>0.17371</text:p>
          </table:table-cell>
          <table:table-cell office:value-type="float" office:value="0.73116" calcext:value-type="float">
            <text:p>0.73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285" calcext:value-type="float">
            <text:p>0.31285</text:p>
          </table:table-cell>
          <table:table-cell office:value-type="float" office:value="0.25044" calcext:value-type="float">
            <text:p>0.25044</text:p>
          </table:table-cell>
          <table:table-cell office:value-type="float" office:value="0.46658" calcext:value-type="float">
            <text:p>0.46658</text:p>
          </table:table-cell>
          <table:table-cell office:value-type="float" office:value="0.12074" calcext:value-type="float">
            <text:p>0.120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4446" calcext:value-type="float">
            <text:p>0.24446</text:p>
          </table:table-cell>
          <table:table-cell office:value-type="float" office:value="0.51992" calcext:value-type="float">
            <text:p>0.51992</text:p>
          </table:table-cell>
          <table:table-cell office:value-type="float" office:value="0.80413" calcext:value-type="float">
            <text:p>0.80413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433" calcext:value-type="float">
            <text:p>0.31433</text:p>
          </table:table-cell>
          <table:table-cell office:value-type="float" office:value="0.80511" calcext:value-type="float">
            <text:p>0.80511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56248" calcext:value-type="float">
            <text:p>0.56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521" calcext:value-type="float">
            <text:p>0.10521</text:p>
          </table:table-cell>
          <table:table-cell office:value-type="float" office:value="0.202" calcext:value-type="float">
            <text:p>0.202</text:p>
          </table:table-cell>
          <table:table-cell office:value-type="float" office:value="0.87425" calcext:value-type="float">
            <text:p>0.87425</text:p>
          </table:table-cell>
          <table:table-cell office:value-type="float" office:value="0.90105" calcext:value-type="float">
            <text:p>0.90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385" calcext:value-type="float">
            <text:p>0.34385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52835" calcext:value-type="float">
            <text:p>0.52835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791" calcext:value-type="float">
            <text:p>0.52791</text:p>
          </table:table-cell>
          <table:table-cell office:value-type="float" office:value="0.62401" calcext:value-type="float">
            <text:p>0.62401</text:p>
          </table:table-cell>
          <table:table-cell office:value-type="float" office:value="0.56754" calcext:value-type="float">
            <text:p>0.56754</text:p>
          </table:table-cell>
          <table:table-cell office:value-type="float" office:value="0.41641" calcext:value-type="float">
            <text:p>0.41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826" calcext:value-type="float">
            <text:p>0.77826</text:p>
          </table:table-cell>
          <table:table-cell office:value-type="float" office:value="0.57861" calcext:value-type="float">
            <text:p>0.57861</text:p>
          </table:table-cell>
          <table:table-cell office:value-type="float" office:value="0.49655" calcext:value-type="float">
            <text:p>0.49655</text:p>
          </table:table-cell>
          <table:table-cell office:value-type="float" office:value="0.84074" calcext:value-type="float">
            <text:p>0.84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143" calcext:value-type="float">
            <text:p>0.26143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8472" calcext:value-type="float">
            <text:p>0.38472</text:p>
          </table:table-cell>
          <table:table-cell office:value-type="float" office:value="0.18668" calcext:value-type="float">
            <text:p>0.1866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7326" calcext:value-type="float">
            <text:p>0.87326</text:p>
          </table:table-cell>
          <table:table-cell office:value-type="float" office:value="0.96009" calcext:value-type="float">
            <text:p>0.96009</text:p>
          </table:table-cell>
          <table:table-cell office:value-type="float" office:value="0.24922" calcext:value-type="float">
            <text:p>0.24922</text:p>
          </table:table-cell>
          <table:table-cell office:value-type="float" office:value="0.65171" calcext:value-type="float">
            <text:p>0.65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069" calcext:value-type="float">
            <text:p>0.65069</text:p>
          </table:table-cell>
          <table:table-cell office:value-type="float" office:value="0.96118" calcext:value-type="float">
            <text:p>0.96118</text:p>
          </table:table-cell>
          <table:table-cell office:value-type="float" office:value="0.36716" calcext:value-type="float">
            <text:p>0.36716</text:p>
          </table:table-cell>
          <table:table-cell office:value-type="float" office:value="0.6302" calcext:value-type="float">
            <text:p>0.6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037" calcext:value-type="float">
            <text:p>0.46037</text:p>
          </table:table-cell>
          <table:table-cell office:value-type="float" office:value="0.98854" calcext:value-type="float">
            <text:p>0.98854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2758" calcext:value-type="float">
            <text:p>0.62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105" calcext:value-type="float">
            <text:p>0.11105</text:p>
          </table:table-cell>
          <table:table-cell office:value-type="float" office:value="0.93171" calcext:value-type="float">
            <text:p>0.93171</text:p>
          </table:table-cell>
          <table:table-cell office:value-type="float" office:value="0.85023" calcext:value-type="float">
            <text:p>0.85023</text:p>
          </table:table-cell>
          <table:table-cell office:value-type="float" office:value="0.022051" calcext:value-type="float">
            <text:p>0.0220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32721" calcext:value-type="float">
            <text:p>0.32721</text:p>
          </table:table-cell>
          <table:table-cell office:value-type="float" office:value="0.95939" calcext:value-type="float">
            <text:p>0.95939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92881" calcext:value-type="float">
            <text:p>0.92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203" calcext:value-type="float">
            <text:p>0.54203</text:p>
          </table:table-cell>
          <table:table-cell office:value-type="float" office:value="0.071898" calcext:value-type="float">
            <text:p>0.071898</text:p>
          </table:table-cell>
          <table:table-cell office:value-type="float" office:value="0.79052" calcext:value-type="float">
            <text:p>0.79052</text:p>
          </table:table-cell>
          <table:table-cell office:value-type="float" office:value="0.86281" calcext:value-type="float">
            <text:p>0.86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994" calcext:value-type="float">
            <text:p>0.18994</text:p>
          </table:table-cell>
          <table:table-cell office:value-type="float" office:value="0.76582" calcext:value-type="float">
            <text:p>0.76582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0.25161" calcext:value-type="float">
            <text:p>0.251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4274" calcext:value-type="float">
            <text:p>0.24274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80862" calcext:value-type="float">
            <text:p>0.80862</text:p>
          </table:table-cell>
          <table:table-cell office:value-type="float" office:value="0.68007" calcext:value-type="float">
            <text:p>0.68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659" calcext:value-type="float">
            <text:p>0.36659</text:p>
          </table:table-cell>
          <table:table-cell office:value-type="float" office:value="0.57376" calcext:value-type="float">
            <text:p>0.57376</text:p>
          </table:table-cell>
          <table:table-cell office:value-type="float" office:value="0.22493" calcext:value-type="float">
            <text:p>0.22493</text:p>
          </table:table-cell>
          <table:table-cell office:value-type="float" office:value="0.94652" calcext:value-type="float">
            <text:p>0.94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105" calcext:value-type="float">
            <text:p>0.52105</text:p>
          </table:table-cell>
          <table:table-cell office:value-type="float" office:value="0.45772" calcext:value-type="float">
            <text:p>0.45772</text:p>
          </table:table-cell>
          <table:table-cell office:value-type="float" office:value="0.7153" calcext:value-type="float">
            <text:p>0.7153</text:p>
          </table:table-cell>
          <table:table-cell office:value-type="float" office:value="0.91306" calcext:value-type="float">
            <text:p>0.91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745" calcext:value-type="float">
            <text:p>0.73745</text:p>
          </table:table-cell>
          <table:table-cell office:value-type="float" office:value="0.045874" calcext:value-type="float">
            <text:p>0.045874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0951" calcext:value-type="float">
            <text:p>0.90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4206" calcext:value-type="float">
            <text:p>0.0054206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92465" calcext:value-type="float">
            <text:p>0.92465</text:p>
          </table:table-cell>
          <table:table-cell office:value-type="float" office:value="0.52961" calcext:value-type="float">
            <text:p>0.5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914" calcext:value-type="float">
            <text:p>0.61914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5772" calcext:value-type="float">
            <text:p>0.45772</text:p>
          </table:table-cell>
          <table:table-cell office:value-type="float" office:value="0.56601" calcext:value-type="float">
            <text:p>0.56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483" calcext:value-type="float">
            <text:p>0.68483</text:p>
          </table:table-cell>
          <table:table-cell office:value-type="float" office:value="0.34833" calcext:value-type="float">
            <text:p>0.34833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51117" calcext:value-type="float">
            <text:p>0.51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049" calcext:value-type="float">
            <text:p>0.31049</text:p>
          </table:table-cell>
          <table:table-cell office:value-type="float" office:value="0.58616" calcext:value-type="float">
            <text:p>0.58616</text:p>
          </table:table-cell>
          <table:table-cell office:value-type="float" office:value="0.78657" calcext:value-type="float">
            <text:p>0.78657</text:p>
          </table:table-cell>
          <table:table-cell office:value-type="float" office:value="0.077121" calcext:value-type="float">
            <text:p>0.0771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077248" calcext:value-type="float">
            <text:p>0.0077248</text:p>
          </table:table-cell>
          <table:table-cell office:value-type="float" office:value="0.69259" calcext:value-type="float">
            <text:p>0.69259</text:p>
          </table:table-cell>
          <table:table-cell office:value-type="float" office:value="0.98719" calcext:value-type="float">
            <text:p>0.98719</text:p>
          </table:table-cell>
          <table:table-cell office:value-type="float" office:value="0.93702" calcext:value-type="float">
            <text:p>0.93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361" calcext:value-type="float">
            <text:p>0.45361</text:p>
          </table:table-cell>
          <table:table-cell office:value-type="float" office:value="0.47903" calcext:value-type="float">
            <text:p>0.47903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41037" calcext:value-type="float">
            <text:p>0.410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4801" calcext:value-type="float">
            <text:p>0.84801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21409" calcext:value-type="float">
            <text:p>0.21409</text:p>
          </table:table-cell>
          <table:table-cell office:value-type="float" office:value="0.88719" calcext:value-type="float">
            <text:p>0.88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968" calcext:value-type="float">
            <text:p>0.29968</text:p>
          </table:table-cell>
          <table:table-cell office:value-type="float" office:value="0.17497" calcext:value-type="float">
            <text:p>0.17497</text:p>
          </table:table-cell>
          <table:table-cell office:value-type="float" office:value="0.99655" calcext:value-type="float">
            <text:p>0.99655</text:p>
          </table:table-cell>
          <table:table-cell office:value-type="float" office:value="0.15494" calcext:value-type="float">
            <text:p>0.15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789" calcext:value-type="float">
            <text:p>0.10789</text:p>
          </table:table-cell>
          <table:table-cell office:value-type="float" office:value="0.090897" calcext:value-type="float">
            <text:p>0.090897</text:p>
          </table:table-cell>
          <table:table-cell office:value-type="float" office:value="0.013157" calcext:value-type="float">
            <text:p>0.013157</text:p>
          </table:table-cell>
          <table:table-cell office:value-type="float" office:value="0.45712" calcext:value-type="float">
            <text:p>0.457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2711" calcext:value-type="float">
            <text:p>0.72711</text:p>
          </table:table-cell>
          <table:table-cell office:value-type="float" office:value="0.89662" calcext:value-type="float">
            <text:p>0.89662</text:p>
          </table:table-cell>
          <table:table-cell office:value-type="float" office:value="0.048524" calcext:value-type="float">
            <text:p>0.048524</text:p>
          </table:table-cell>
          <table:table-cell office:value-type="float" office:value="0.77902" calcext:value-type="float">
            <text:p>0.77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72" calcext:value-type="float">
            <text:p>0.50372</text:p>
          </table:table-cell>
          <table:table-cell office:value-type="float" office:value="0.14179" calcext:value-type="float">
            <text:p>0.14179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57913" calcext:value-type="float">
            <text:p>0.57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889" calcext:value-type="float">
            <text:p>0.22889</text:p>
          </table:table-cell>
          <table:table-cell office:value-type="float" office:value="0.248" calcext:value-type="float">
            <text:p>0.248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58705" calcext:value-type="float">
            <text:p>0.58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724" calcext:value-type="float">
            <text:p>0.79724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90201" calcext:value-type="float">
            <text:p>0.90201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663" calcext:value-type="float">
            <text:p>0.10663</text:p>
          </table:table-cell>
          <table:table-cell office:value-type="float" office:value="0.49593" calcext:value-type="float">
            <text:p>0.49593</text:p>
          </table:table-cell>
          <table:table-cell office:value-type="float" office:value="0.20231" calcext:value-type="float">
            <text:p>0.20231</text:p>
          </table:table-cell>
          <table:table-cell office:value-type="float" office:value="0.05901" calcext:value-type="float">
            <text:p>0.059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5117" calcext:value-type="float">
            <text:p>0.15117</text:p>
          </table:table-cell>
          <table:table-cell office:value-type="float" office:value="0.49039" calcext:value-type="float">
            <text:p>0.49039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91627" calcext:value-type="float">
            <text:p>0.91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409" calcext:value-type="float">
            <text:p>0.95409</text:p>
          </table:table-cell>
          <table:table-cell office:value-type="float" office:value="0.40038" calcext:value-type="float">
            <text:p>0.40038</text:p>
          </table:table-cell>
          <table:table-cell office:value-type="float" office:value="0.82197" calcext:value-type="float">
            <text:p>0.82197</text:p>
          </table:table-cell>
          <table:table-cell office:value-type="float" office:value="0.73251" calcext:value-type="float">
            <text:p>0.73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704" calcext:value-type="float">
            <text:p>0.35704</text:p>
          </table:table-cell>
          <table:table-cell office:value-type="float" office:value="0.014972" calcext:value-type="float">
            <text:p>0.014972</text:p>
          </table:table-cell>
          <table:table-cell office:value-type="float" office:value="0.47835" calcext:value-type="float">
            <text:p>0.47835</text:p>
          </table:table-cell>
          <table:table-cell office:value-type="float" office:value="0.55573" calcext:value-type="float">
            <text:p>0.55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72" calcext:value-type="float">
            <text:p>0.4672</text:p>
          </table:table-cell>
          <table:table-cell office:value-type="float" office:value="0.78532" calcext:value-type="float">
            <text:p>0.78532</text:p>
          </table:table-cell>
          <table:table-cell office:value-type="float" office:value="0.63665" calcext:value-type="float">
            <text:p>0.63665</text:p>
          </table:table-cell>
          <table:table-cell office:value-type="float" office:value="0.80891" calcext:value-type="float">
            <text:p>0.80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268" calcext:value-type="float">
            <text:p>0.51268</text:p>
          </table:table-cell>
          <table:table-cell office:value-type="float" office:value="0.49317" calcext:value-type="float">
            <text:p>0.49317</text:p>
          </table:table-cell>
          <table:table-cell office:value-type="float" office:value="0.37239" calcext:value-type="float">
            <text:p>0.37239</text:p>
          </table:table-cell>
          <table:table-cell office:value-type="float" office:value="0.11229" calcext:value-type="float">
            <text:p>0.112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0983" calcext:value-type="float">
            <text:p>0.60983</text:p>
          </table:table-cell>
          <table:table-cell office:value-type="float" office:value="0.54596" calcext:value-type="float">
            <text:p>0.54596</text:p>
          </table:table-cell>
          <table:table-cell office:value-type="float" office:value="0.30924" calcext:value-type="float">
            <text:p>0.30924</text:p>
          </table:table-cell>
          <table:table-cell office:value-type="float" office:value="0.45368" calcext:value-type="float">
            <text:p>0.45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321" calcext:value-type="float">
            <text:p>0.17321</text:p>
          </table:table-cell>
          <table:table-cell office:value-type="float" office:value="0.67316" calcext:value-type="float">
            <text:p>0.67316</text:p>
          </table:table-cell>
          <table:table-cell office:value-type="float" office:value="0.27675" calcext:value-type="float">
            <text:p>0.27675</text:p>
          </table:table-cell>
          <table:table-cell office:value-type="float" office:value="0.53482" calcext:value-type="float">
            <text:p>0.5348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5761" calcext:value-type="float">
            <text:p>0.5761</text:p>
          </table:table-cell>
          <table:table-cell office:value-type="float" office:value="0.36533" calcext:value-type="float">
            <text:p>0.36533</text:p>
          </table:table-cell>
          <table:table-cell office:value-type="float" office:value="0.44297" calcext:value-type="float">
            <text:p>0.44297</text:p>
          </table:table-cell>
          <table:table-cell office:value-type="float" office:value="0.585" calcext:value-type="float">
            <text:p>0.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885" calcext:value-type="float">
            <text:p>0.77885</text:p>
          </table:table-cell>
          <table:table-cell office:value-type="float" office:value="0.92006" calcext:value-type="float">
            <text:p>0.92006</text:p>
          </table:table-cell>
          <table:table-cell office:value-type="float" office:value="0.51157" calcext:value-type="float">
            <text:p>0.51157</text:p>
          </table:table-cell>
          <table:table-cell office:value-type="float" office:value="0.42738" calcext:value-type="float">
            <text:p>0.42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168" calcext:value-type="float">
            <text:p>0.58168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58292" calcext:value-type="float">
            <text:p>0.58292</text:p>
          </table:table-cell>
          <table:table-cell office:value-type="float" office:value="0.11996" calcext:value-type="float">
            <text:p>0.119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243" calcext:value-type="float">
            <text:p>0.7243</text:p>
          </table:table-cell>
          <table:table-cell office:value-type="float" office:value="0.19231" calcext:value-type="float">
            <text:p>0.19231</text:p>
          </table:table-cell>
          <table:table-cell office:value-type="float" office:value="0.12572" calcext:value-type="float">
            <text:p>0.12572</text:p>
          </table:table-cell>
          <table:table-cell office:value-type="float" office:value="0.42981" calcext:value-type="float">
            <text:p>0.42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893" calcext:value-type="float">
            <text:p>0.27893</text:p>
          </table:table-cell>
          <table:table-cell office:value-type="float" office:value="0.27538" calcext:value-type="float">
            <text:p>0.27538</text:p>
          </table:table-cell>
          <table:table-cell office:value-type="float" office:value="0.82096" calcext:value-type="float">
            <text:p>0.82096</text:p>
          </table:table-cell>
          <table:table-cell office:value-type="float" office:value="0.92758" calcext:value-type="float">
            <text:p>0.92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986" calcext:value-type="float">
            <text:p>0.79986</text:p>
          </table:table-cell>
          <table:table-cell office:value-type="float" office:value="0.070765" calcext:value-type="float">
            <text:p>0.070765</text:p>
          </table:table-cell>
          <table:table-cell office:value-type="float" office:value="0.099176" calcext:value-type="float">
            <text:p>0.099176</text:p>
          </table:table-cell>
          <table:table-cell office:value-type="float" office:value="0.61674" calcext:value-type="float">
            <text:p>0.61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646" calcext:value-type="float">
            <text:p>0.65646</text:p>
          </table:table-cell>
          <table:table-cell office:value-type="float" office:value="0.042222" calcext:value-type="float">
            <text:p>0.042222</text:p>
          </table:table-cell>
          <table:table-cell office:value-type="float" office:value="0.039717" calcext:value-type="float">
            <text:p>0.039717</text:p>
          </table:table-cell>
          <table:table-cell office:value-type="float" office:value="0.90227" calcext:value-type="float">
            <text:p>0.90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86" calcext:value-type="float">
            <text:p>0.2386</text:p>
          </table:table-cell>
          <table:table-cell office:value-type="float" office:value="0.41482" calcext:value-type="float">
            <text:p>0.41482</text:p>
          </table:table-cell>
          <table:table-cell office:value-type="float" office:value="0.16741" calcext:value-type="float">
            <text:p>0.16741</text:p>
          </table:table-cell>
          <table:table-cell office:value-type="float" office:value="0.26592" calcext:value-type="float">
            <text:p>0.2659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4494" calcext:value-type="float">
            <text:p>0.84494</text:p>
          </table:table-cell>
          <table:table-cell office:value-type="float" office:value="0.53851" calcext:value-type="float">
            <text:p>0.53851</text:p>
          </table:table-cell>
          <table:table-cell office:value-type="float" office:value="0.08783" calcext:value-type="float">
            <text:p>0.08783</text:p>
          </table:table-cell>
          <table:table-cell office:value-type="float" office:value="0.74972" calcext:value-type="float">
            <text:p>0.74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721" calcext:value-type="float">
            <text:p>0.69721</text:p>
          </table:table-cell>
          <table:table-cell office:value-type="float" office:value="0.29151" calcext:value-type="float">
            <text:p>0.29151</text:p>
          </table:table-cell>
          <table:table-cell office:value-type="float" office:value="0.14566" calcext:value-type="float">
            <text:p>0.14566</text:p>
          </table:table-cell>
          <table:table-cell office:value-type="float" office:value="0.092551" calcext:value-type="float">
            <text:p>0.0925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85241" calcext:value-type="float">
            <text:p>0.085241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11313" calcext:value-type="float">
            <text:p>0.11313</text:p>
          </table:table-cell>
          <table:table-cell office:value-type="float" office:value="0.53704" calcext:value-type="float">
            <text:p>0.537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8871" calcext:value-type="float">
            <text:p>0.18871</text:p>
          </table:table-cell>
          <table:table-cell office:value-type="float" office:value="0.093184" calcext:value-type="float">
            <text:p>0.093184</text:p>
          </table:table-cell>
          <table:table-cell office:value-type="float" office:value="0.55176" calcext:value-type="float">
            <text:p>0.55176</text:p>
          </table:table-cell>
          <table:table-cell office:value-type="float" office:value="0.047211" calcext:value-type="float">
            <text:p>0.0472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1583" calcext:value-type="float">
            <text:p>0.21583</text:p>
          </table:table-cell>
          <table:table-cell office:value-type="float" office:value="0.79506" calcext:value-type="float">
            <text:p>0.79506</text:p>
          </table:table-cell>
          <table:table-cell office:value-type="float" office:value="0.30754" calcext:value-type="float">
            <text:p>0.30754</text:p>
          </table:table-cell>
          <table:table-cell office:value-type="float" office:value="0.7987" calcext:value-type="float">
            <text:p>0.7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0727" calcext:value-type="float">
            <text:p>0.050727</text:p>
          </table:table-cell>
          <table:table-cell office:value-type="float" office:value="0.19674" calcext:value-type="float">
            <text:p>0.19674</text:p>
          </table:table-cell>
          <table:table-cell office:value-type="float" office:value="0.73473" calcext:value-type="float">
            <text:p>0.73473</text:p>
          </table:table-cell>
          <table:table-cell office:value-type="float" office:value="0.48999" calcext:value-type="float">
            <text:p>0.48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7524" calcext:value-type="float">
            <text:p>0.077524</text:p>
          </table:table-cell>
          <table:table-cell office:value-type="float" office:value="0.29589" calcext:value-type="float">
            <text:p>0.29589</text:p>
          </table:table-cell>
          <table:table-cell office:value-type="float" office:value="0.012955" calcext:value-type="float">
            <text:p>0.012955</text:p>
          </table:table-cell>
          <table:table-cell office:value-type="float" office:value="0.93278" calcext:value-type="float">
            <text:p>0.93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063" calcext:value-type="float">
            <text:p>0.87063</text:p>
          </table:table-cell>
          <table:table-cell office:value-type="float" office:value="0.46914" calcext:value-type="float">
            <text:p>0.46914</text:p>
          </table:table-cell>
          <table:table-cell office:value-type="float" office:value="0.22899" calcext:value-type="float">
            <text:p>0.22899</text:p>
          </table:table-cell>
          <table:table-cell office:value-type="float" office:value="0.35294" calcext:value-type="float">
            <text:p>0.35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807" calcext:value-type="float">
            <text:p>0.84807</text:p>
          </table:table-cell>
          <table:table-cell office:value-type="float" office:value="0.60812" calcext:value-type="float">
            <text:p>0.60812</text:p>
          </table:table-cell>
          <table:table-cell office:value-type="float" office:value="0.42088" calcext:value-type="float">
            <text:p>0.42088</text:p>
          </table:table-cell>
          <table:table-cell office:value-type="float" office:value="0.97709" calcext:value-type="float">
            <text:p>0.97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5535" calcext:value-type="float">
            <text:p>0.045535</text:p>
          </table:table-cell>
          <table:table-cell office:value-type="float" office:value="0.66219" calcext:value-type="float">
            <text:p>0.66219</text:p>
          </table:table-cell>
          <table:table-cell office:value-type="float" office:value="0.76946" calcext:value-type="float">
            <text:p>0.76946</text:p>
          </table:table-cell>
          <table:table-cell office:value-type="float" office:value="0.71987" calcext:value-type="float">
            <text:p>0.7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344" calcext:value-type="float">
            <text:p>0.64344</text:p>
          </table:table-cell>
          <table:table-cell office:value-type="float" office:value="0.20442" calcext:value-type="float">
            <text:p>0.20442</text:p>
          </table:table-cell>
          <table:table-cell office:value-type="float" office:value="0.20197" calcext:value-type="float">
            <text:p>0.20197</text:p>
          </table:table-cell>
          <table:table-cell office:value-type="float" office:value="0.43431" calcext:value-type="float">
            <text:p>0.43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283" calcext:value-type="float">
            <text:p>0.33283</text:p>
          </table:table-cell>
          <table:table-cell office:value-type="float" office:value="0.78383" calcext:value-type="float">
            <text:p>0.78383</text:p>
          </table:table-cell>
          <table:table-cell office:value-type="float" office:value="0.0097152" calcext:value-type="float">
            <text:p>0.0097152</text:p>
          </table:table-cell>
          <table:table-cell office:value-type="float" office:value="0.13798" calcext:value-type="float">
            <text:p>0.137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91392" calcext:value-type="float">
            <text:p>0.091392</text:p>
          </table:table-cell>
          <table:table-cell office:value-type="float" office:value="0.95801" calcext:value-type="float">
            <text:p>0.95801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0.17345" calcext:value-type="float">
            <text:p>0.1734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58002" calcext:value-type="float">
            <text:p>0.058002</text:p>
          </table:table-cell>
          <table:table-cell office:value-type="float" office:value="0.42981" calcext:value-type="float">
            <text:p>0.42981</text:p>
          </table:table-cell>
          <table:table-cell office:value-type="float" office:value="0.92919" calcext:value-type="float">
            <text:p>0.92919</text:p>
          </table:table-cell>
          <table:table-cell office:value-type="float" office:value="0.40967" calcext:value-type="float">
            <text:p>0.40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095" calcext:value-type="float">
            <text:p>0.22095</text:p>
          </table:table-cell>
          <table:table-cell office:value-type="float" office:value="0.66618" calcext:value-type="float">
            <text:p>0.66618</text:p>
          </table:table-cell>
          <table:table-cell office:value-type="float" office:value="0.86801" calcext:value-type="float">
            <text:p>0.86801</text:p>
          </table:table-cell>
          <table:table-cell office:value-type="float" office:value="0.61817" calcext:value-type="float">
            <text:p>0.61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8695" calcext:value-type="float">
            <text:p>0.018695</text:p>
          </table:table-cell>
          <table:table-cell office:value-type="float" office:value="0.21615" calcext:value-type="float">
            <text:p>0.21615</text:p>
          </table:table-cell>
          <table:table-cell office:value-type="float" office:value="0.68387" calcext:value-type="float">
            <text:p>0.68387</text:p>
          </table:table-cell>
          <table:table-cell office:value-type="float" office:value="0.069085" calcext:value-type="float">
            <text:p>0.0690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9796" calcext:value-type="float">
            <text:p>0.79796</text:p>
          </table:table-cell>
          <table:table-cell office:value-type="float" office:value="0.18841" calcext:value-type="float">
            <text:p>0.18841</text:p>
          </table:table-cell>
          <table:table-cell office:value-type="float" office:value="0.12854" calcext:value-type="float">
            <text:p>0.12854</text:p>
          </table:table-cell>
          <table:table-cell office:value-type="float" office:value="0.50856" calcext:value-type="float">
            <text:p>0.50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478" calcext:value-type="float">
            <text:p>0.67478</text:p>
          </table:table-cell>
          <table:table-cell office:value-type="float" office:value="0.92791" calcext:value-type="float">
            <text:p>0.92791</text:p>
          </table:table-cell>
          <table:table-cell office:value-type="float" office:value="0.025838" calcext:value-type="float">
            <text:p>0.025838</text:p>
          </table:table-cell>
          <table:table-cell office:value-type="float" office:value="0.12608" calcext:value-type="float">
            <text:p>0.126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8964" calcext:value-type="float">
            <text:p>0.68964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65626" calcext:value-type="float">
            <text:p>0.65626</text:p>
          </table:table-cell>
          <table:table-cell office:value-type="float" office:value="0.76319" calcext:value-type="float">
            <text:p>0.76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004" calcext:value-type="float">
            <text:p>0.37004</text:p>
          </table:table-cell>
          <table:table-cell office:value-type="float" office:value="0.0075887" calcext:value-type="float">
            <text:p>0.0075887</text:p>
          </table:table-cell>
          <table:table-cell office:value-type="float" office:value="0.99533" calcext:value-type="float">
            <text:p>0.99533</text:p>
          </table:table-cell>
          <table:table-cell office:value-type="float" office:value="0.82581" calcext:value-type="float">
            <text:p>0.82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3" calcext:value-type="float">
            <text:p>0.4103</text:p>
          </table:table-cell>
          <table:table-cell office:value-type="float" office:value="0.22978" calcext:value-type="float">
            <text:p>0.22978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67" calcext:value-type="float">
            <text:p>0.46467</text:p>
          </table:table-cell>
          <table:table-cell office:value-type="float" office:value="0.40583" calcext:value-type="float">
            <text:p>0.40583</text:p>
          </table:table-cell>
          <table:table-cell office:value-type="float" office:value="0.26626" calcext:value-type="float">
            <text:p>0.26626</text:p>
          </table:table-cell>
          <table:table-cell office:value-type="float" office:value="0.17288" calcext:value-type="float">
            <text:p>0.1728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7347" calcext:value-type="float">
            <text:p>0.27347</text:p>
          </table:table-cell>
          <table:table-cell office:value-type="float" office:value="0.38493" calcext:value-type="float">
            <text:p>0.38493</text:p>
          </table:table-cell>
          <table:table-cell office:value-type="float" office:value="0.20575" calcext:value-type="float">
            <text:p>0.20575</text:p>
          </table:table-cell>
          <table:table-cell office:value-type="float" office:value="0.80271" calcext:value-type="float">
            <text:p>0.80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7457" calcext:value-type="float">
            <text:p>0.0037457</text:p>
          </table:table-cell>
          <table:table-cell office:value-type="float" office:value="0.59585" calcext:value-type="float">
            <text:p>0.59585</text:p>
          </table:table-cell>
          <table:table-cell office:value-type="float" office:value="0.85865" calcext:value-type="float">
            <text:p>0.85865</text:p>
          </table:table-cell>
          <table:table-cell office:value-type="float" office:value="0.037211" calcext:value-type="float">
            <text:p>0.0372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45059" calcext:value-type="float">
            <text:p>0.45059</text:p>
          </table:table-cell>
          <table:table-cell office:value-type="float" office:value="0.83556" calcext:value-type="float">
            <text:p>0.83556</text:p>
          </table:table-cell>
          <table:table-cell office:value-type="float" office:value="0.54132" calcext:value-type="float">
            <text:p>0.54132</text:p>
          </table:table-cell>
          <table:table-cell office:value-type="float" office:value="0.21109" calcext:value-type="float">
            <text:p>0.211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55447" calcext:value-type="float">
            <text:p>0.055447</text:p>
          </table:table-cell>
          <table:table-cell office:value-type="float" office:value="0.84199" calcext:value-type="float">
            <text:p>0.84199</text:p>
          </table:table-cell>
          <table:table-cell office:value-type="float" office:value="0.62001" calcext:value-type="float">
            <text:p>0.62001</text:p>
          </table:table-cell>
          <table:table-cell office:value-type="float" office:value="0.80487" calcext:value-type="float">
            <text:p>0.80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285" calcext:value-type="float">
            <text:p>0.016285</text:p>
          </table:table-cell>
          <table:table-cell office:value-type="float" office:value="0.39547" calcext:value-type="float">
            <text:p>0.39547</text:p>
          </table:table-cell>
          <table:table-cell office:value-type="float" office:value="0.12598" calcext:value-type="float">
            <text:p>0.12598</text:p>
          </table:table-cell>
          <table:table-cell office:value-type="float" office:value="0.63249" calcext:value-type="float">
            <text:p>0.632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1982" calcext:value-type="float">
            <text:p>0.11982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0.55878" calcext:value-type="float">
            <text:p>0.55878</text:p>
          </table:table-cell>
          <table:table-cell office:value-type="float" office:value="0.19737" calcext:value-type="float">
            <text:p>0.197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7264" calcext:value-type="float">
            <text:p>0.77264</text:p>
          </table:table-cell>
          <table:table-cell office:value-type="float" office:value="0.38371" calcext:value-type="float">
            <text:p>0.38371</text:p>
          </table:table-cell>
          <table:table-cell office:value-type="float" office:value="0.61856" calcext:value-type="float">
            <text:p>0.61856</text:p>
          </table:table-cell>
          <table:table-cell office:value-type="float" office:value="0.36306" calcext:value-type="float">
            <text:p>0.36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999" calcext:value-type="float">
            <text:p>0.68999</text:p>
          </table:table-cell>
          <table:table-cell office:value-type="float" office:value="0.42401" calcext:value-type="float">
            <text:p>0.42401</text:p>
          </table:table-cell>
          <table:table-cell office:value-type="float" office:value="0.43875" calcext:value-type="float">
            <text:p>0.43875</text:p>
          </table:table-cell>
          <table:table-cell office:value-type="float" office:value="0.98001" calcext:value-type="float">
            <text:p>0.98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7837" calcext:value-type="float">
            <text:p>0.057837</text:p>
          </table:table-cell>
          <table:table-cell office:value-type="float" office:value="0.86126" calcext:value-type="float">
            <text:p>0.86126</text:p>
          </table:table-cell>
          <table:table-cell office:value-type="float" office:value="0.84096" calcext:value-type="float">
            <text:p>0.84096</text:p>
          </table:table-cell>
          <table:table-cell office:value-type="float" office:value="0.6711" calcext:value-type="float">
            <text:p>0.6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792" calcext:value-type="float">
            <text:p>0.23792</text:p>
          </table:table-cell>
          <table:table-cell office:value-type="float" office:value="0.066348" calcext:value-type="float">
            <text:p>0.066348</text:p>
          </table:table-cell>
          <table:table-cell office:value-type="float" office:value="0.44791" calcext:value-type="float">
            <text:p>0.44791</text:p>
          </table:table-cell>
          <table:table-cell office:value-type="float" office:value="0.9972" calcext:value-type="float">
            <text:p>0.9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259" calcext:value-type="float">
            <text:p>0.39259</text:p>
          </table:table-cell>
          <table:table-cell office:value-type="float" office:value="0.89268" calcext:value-type="float">
            <text:p>0.89268</text:p>
          </table:table-cell>
          <table:table-cell office:value-type="float" office:value="0.54155" calcext:value-type="float">
            <text:p>0.54155</text:p>
          </table:table-cell>
          <table:table-cell office:value-type="float" office:value="0.0061404" calcext:value-type="float">
            <text:p>0.00614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0604" calcext:value-type="float">
            <text:p>0.20604</text:p>
          </table:table-cell>
          <table:table-cell office:value-type="float" office:value="0.19453" calcext:value-type="float">
            <text:p>0.19453</text:p>
          </table:table-cell>
          <table:table-cell office:value-type="float" office:value="0.31621" calcext:value-type="float">
            <text:p>0.31621</text:p>
          </table:table-cell>
          <table:table-cell office:value-type="float" office:value="0.71208" calcext:value-type="float">
            <text:p>0.71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058" calcext:value-type="float">
            <text:p>0.18058</text:p>
          </table:table-cell>
          <table:table-cell office:value-type="float" office:value="0.37711" calcext:value-type="float">
            <text:p>0.37711</text:p>
          </table:table-cell>
          <table:table-cell office:value-type="float" office:value="0.88283" calcext:value-type="float">
            <text:p>0.88283</text:p>
          </table:table-cell>
          <table:table-cell office:value-type="float" office:value="0.65659" calcext:value-type="float">
            <text:p>0.65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745" calcext:value-type="float">
            <text:p>0.80745</text:p>
          </table:table-cell>
          <table:table-cell office:value-type="float" office:value="0.24562" calcext:value-type="float">
            <text:p>0.24562</text:p>
          </table:table-cell>
          <table:table-cell office:value-type="float" office:value="0.82253" calcext:value-type="float">
            <text:p>0.82253</text:p>
          </table:table-cell>
          <table:table-cell office:value-type="float" office:value="0.98408" calcext:value-type="float">
            <text:p>0.98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828" calcext:value-type="float">
            <text:p>0.41828</text:p>
          </table:table-cell>
          <table:table-cell office:value-type="float" office:value="0.36215" calcext:value-type="float">
            <text:p>0.36215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68281" calcext:value-type="float">
            <text:p>0.68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323" calcext:value-type="float">
            <text:p>0.1323</text:p>
          </table:table-cell>
          <table:table-cell office:value-type="float" office:value="0.39434" calcext:value-type="float">
            <text:p>0.39434</text:p>
          </table:table-cell>
          <table:table-cell office:value-type="float" office:value="0.84215" calcext:value-type="float">
            <text:p>0.84215</text:p>
          </table:table-cell>
          <table:table-cell office:value-type="float" office:value="0.91682" calcext:value-type="float">
            <text:p>0.91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753" calcext:value-type="float">
            <text:p>0.61753</text:p>
          </table:table-cell>
          <table:table-cell office:value-type="float" office:value="0.09773" calcext:value-type="float">
            <text:p>0.09773</text:p>
          </table:table-cell>
          <table:table-cell office:value-type="float" office:value="0.81467" calcext:value-type="float">
            <text:p>0.81467</text:p>
          </table:table-cell>
          <table:table-cell office:value-type="float" office:value="0.40281" calcext:value-type="float">
            <text:p>0.4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318" calcext:value-type="float">
            <text:p>0.97318</text:p>
          </table:table-cell>
          <table:table-cell office:value-type="float" office:value="0.19905" calcext:value-type="float">
            <text:p>0.19905</text:p>
          </table:table-cell>
          <table:table-cell office:value-type="float" office:value="0.26089" calcext:value-type="float">
            <text:p>0.26089</text:p>
          </table:table-cell>
          <table:table-cell office:value-type="float" office:value="0.68696" calcext:value-type="float">
            <text:p>0.68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135" calcext:value-type="float">
            <text:p>0.76135</text:p>
          </table:table-cell>
          <table:table-cell office:value-type="float" office:value="0.65909" calcext:value-type="float">
            <text:p>0.65909</text:p>
          </table:table-cell>
          <table:table-cell office:value-type="float" office:value="0.89342" calcext:value-type="float">
            <text:p>0.89342</text:p>
          </table:table-cell>
          <table:table-cell office:value-type="float" office:value="0.21845" calcext:value-type="float">
            <text:p>0.21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691" calcext:value-type="float">
            <text:p>0.58691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43123" calcext:value-type="float">
            <text:p>0.43123</text:p>
          </table:table-cell>
          <table:table-cell office:value-type="float" office:value="0.042843" calcext:value-type="float">
            <text:p>0.04284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34919" calcext:value-type="float">
            <text:p>0.34919</text:p>
          </table:table-cell>
          <table:table-cell office:value-type="float" office:value="0.10586" calcext:value-type="float">
            <text:p>0.10586</text:p>
          </table:table-cell>
          <table:table-cell office:value-type="float" office:value="0.50059" calcext:value-type="float">
            <text:p>0.50059</text:p>
          </table:table-cell>
          <table:table-cell office:value-type="float" office:value="0.082363" calcext:value-type="float">
            <text:p>0.08236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37798" calcext:value-type="float">
            <text:p>0.37798</text:p>
          </table:table-cell>
          <table:table-cell office:value-type="float" office:value="0.23626" calcext:value-type="float">
            <text:p>0.23626</text:p>
          </table:table-cell>
          <table:table-cell office:value-type="float" office:value="0.23852" calcext:value-type="float">
            <text:p>0.23852</text:p>
          </table:table-cell>
          <table:table-cell office:value-type="float" office:value="0.14685" calcext:value-type="float">
            <text:p>0.146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042" calcext:value-type="float">
            <text:p>0.9042</text:p>
          </table:table-cell>
          <table:table-cell office:value-type="float" office:value="0.98451" calcext:value-type="float">
            <text:p>0.98451</text:p>
          </table:table-cell>
          <table:table-cell office:value-type="float" office:value="0.019088" calcext:value-type="float">
            <text:p>0.019088</text:p>
          </table:table-cell>
          <table:table-cell office:value-type="float" office:value="0.76116" calcext:value-type="float">
            <text:p>0.76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556" calcext:value-type="float">
            <text:p>0.84556</text:p>
          </table:table-cell>
          <table:table-cell office:value-type="float" office:value="0.90166" calcext:value-type="float">
            <text:p>0.90166</text:p>
          </table:table-cell>
          <table:table-cell office:value-type="float" office:value="0.072432" calcext:value-type="float">
            <text:p>0.072432</text:p>
          </table:table-cell>
          <table:table-cell office:value-type="float" office:value="0.079249" calcext:value-type="float">
            <text:p>0.0792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4747" calcext:value-type="float">
            <text:p>0.84747</text:p>
          </table:table-cell>
          <table:table-cell office:value-type="float" office:value="0.64503" calcext:value-type="float">
            <text:p>0.64503</text:p>
          </table:table-cell>
          <table:table-cell office:value-type="float" office:value="0.011196" calcext:value-type="float">
            <text:p>0.011196</text:p>
          </table:table-cell>
          <table:table-cell office:value-type="float" office:value="0.53983" calcext:value-type="float">
            <text:p>0.53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67" calcext:value-type="float">
            <text:p>0.49067</text:p>
          </table:table-cell>
          <table:table-cell office:value-type="float" office:value="0.78682" calcext:value-type="float">
            <text:p>0.78682</text:p>
          </table:table-cell>
          <table:table-cell office:value-type="float" office:value="0.15697" calcext:value-type="float">
            <text:p>0.15697</text:p>
          </table:table-cell>
          <table:table-cell office:value-type="float" office:value="0.089691" calcext:value-type="float">
            <text:p>0.08969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2475" calcext:value-type="float">
            <text:p>0.92475</text:p>
          </table:table-cell>
          <table:table-cell office:value-type="float" office:value="0.60457" calcext:value-type="float">
            <text:p>0.60457</text:p>
          </table:table-cell>
          <table:table-cell office:value-type="float" office:value="0.64656" calcext:value-type="float">
            <text:p>0.64656</text:p>
          </table:table-cell>
          <table:table-cell office:value-type="float" office:value="0.93019" calcext:value-type="float">
            <text:p>0.9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634" calcext:value-type="float">
            <text:p>0.63634</text:p>
          </table:table-cell>
          <table:table-cell office:value-type="float" office:value="0.80437" calcext:value-type="float">
            <text:p>0.80437</text:p>
          </table:table-cell>
          <table:table-cell office:value-type="float" office:value="0.44479" calcext:value-type="float">
            <text:p>0.44479</text:p>
          </table:table-cell>
          <table:table-cell office:value-type="float" office:value="0.18618" calcext:value-type="float">
            <text:p>0.186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9157" calcext:value-type="float">
            <text:p>0.19157</text:p>
          </table:table-cell>
          <table:table-cell office:value-type="float" office:value="0.60461" calcext:value-type="float">
            <text:p>0.60461</text:p>
          </table:table-cell>
          <table:table-cell office:value-type="float" office:value="0.40676" calcext:value-type="float">
            <text:p>0.40676</text:p>
          </table:table-cell>
          <table:table-cell office:value-type="float" office:value="0.95747" calcext:value-type="float">
            <text:p>0.95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51" calcext:value-type="float">
            <text:p>0.5551</text:p>
          </table:table-cell>
          <table:table-cell office:value-type="float" office:value="0.89083" calcext:value-type="float">
            <text:p>0.89083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298" calcext:value-type="float">
            <text:p>0.93298</text:p>
          </table:table-cell>
          <table:table-cell office:value-type="float" office:value="0.76517" calcext:value-type="float">
            <text:p>0.76517</text:p>
          </table:table-cell>
          <table:table-cell office:value-type="float" office:value="0.25749" calcext:value-type="float">
            <text:p>0.25749</text:p>
          </table:table-cell>
          <table:table-cell office:value-type="float" office:value="0.035361" calcext:value-type="float">
            <text:p>0.0353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199" calcext:value-type="float">
            <text:p>0.2199</text:p>
          </table:table-cell>
          <table:table-cell office:value-type="float" office:value="0.21024" calcext:value-type="float">
            <text:p>0.21024</text:p>
          </table:table-cell>
          <table:table-cell office:value-type="float" office:value="0.10609" calcext:value-type="float">
            <text:p>0.10609</text:p>
          </table:table-cell>
          <table:table-cell office:value-type="float" office:value="0.33801" calcext:value-type="float">
            <text:p>0.338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1888" calcext:value-type="float">
            <text:p>0.81888</text:p>
          </table:table-cell>
          <table:table-cell office:value-type="float" office:value="0.42535" calcext:value-type="float">
            <text:p>0.42535</text:p>
          </table:table-cell>
          <table:table-cell office:value-type="float" office:value="0.37241" calcext:value-type="float">
            <text:p>0.37241</text:p>
          </table:table-cell>
          <table:table-cell office:value-type="float" office:value="0.74882" calcext:value-type="float">
            <text:p>0.74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533" calcext:value-type="float">
            <text:p>0.32533</text:p>
          </table:table-cell>
          <table:table-cell office:value-type="float" office:value="0.40846" calcext:value-type="float">
            <text:p>0.40846</text:p>
          </table:table-cell>
          <table:table-cell office:value-type="float" office:value="0.037799" calcext:value-type="float">
            <text:p>0.037799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4737" calcext:value-type="float">
            <text:p>0.4737</text:p>
          </table:table-cell>
          <table:table-cell office:value-type="float" office:value="0.14999" calcext:value-type="float">
            <text:p>0.14999</text:p>
          </table:table-cell>
          <table:table-cell office:value-type="float" office:value="0.66915" calcext:value-type="float">
            <text:p>0.66915</text:p>
          </table:table-cell>
          <table:table-cell office:value-type="float" office:value="0.8465" calcext:value-type="float">
            <text:p>0.8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6804" calcext:value-type="float">
            <text:p>0.16804</text:p>
          </table:table-cell>
          <table:table-cell office:value-type="float" office:value="0.44428" calcext:value-type="float">
            <text:p>0.44428</text:p>
          </table:table-cell>
          <table:table-cell office:value-type="float" office:value="0.51001" calcext:value-type="float">
            <text:p>0.51001</text:p>
          </table:table-cell>
          <table:table-cell office:value-type="float" office:value="0.66228" calcext:value-type="float">
            <text:p>0.66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743" calcext:value-type="float">
            <text:p>0.86743</text:p>
          </table:table-cell>
          <table:table-cell office:value-type="float" office:value="0.8456" calcext:value-type="float">
            <text:p>0.8456</text:p>
          </table:table-cell>
          <table:table-cell office:value-type="float" office:value="0.17056" calcext:value-type="float">
            <text:p>0.17056</text:p>
          </table:table-cell>
          <table:table-cell office:value-type="float" office:value="0.95574" calcext:value-type="float">
            <text:p>0.95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583" calcext:value-type="float">
            <text:p>0.28583</text:p>
          </table:table-cell>
          <table:table-cell office:value-type="float" office:value="0.93363" calcext:value-type="float">
            <text:p>0.93363</text:p>
          </table:table-cell>
          <table:table-cell office:value-type="float" office:value="0.91645" calcext:value-type="float">
            <text:p>0.91645</text:p>
          </table:table-cell>
          <table:table-cell office:value-type="float" office:value="0.95502" calcext:value-type="float">
            <text:p>0.95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711" calcext:value-type="float">
            <text:p>0.83711</text:p>
          </table:table-cell>
          <table:table-cell office:value-type="float" office:value="0.59571" calcext:value-type="float">
            <text:p>0.59571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97731" calcext:value-type="float">
            <text:p>0.97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174" calcext:value-type="float">
            <text:p>0.32174</text:p>
          </table:table-cell>
          <table:table-cell office:value-type="float" office:value="0.85545" calcext:value-type="float">
            <text:p>0.85545</text:p>
          </table:table-cell>
          <table:table-cell office:value-type="float" office:value="0.71378" calcext:value-type="float">
            <text:p>0.71378</text:p>
          </table:table-cell>
          <table:table-cell office:value-type="float" office:value="0.91737" calcext:value-type="float">
            <text:p>0.91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212" calcext:value-type="float">
            <text:p>0.52212</text:p>
          </table:table-cell>
          <table:table-cell office:value-type="float" office:value="0.36278" calcext:value-type="float">
            <text:p>0.36278</text:p>
          </table:table-cell>
          <table:table-cell office:value-type="float" office:value="0.66123" calcext:value-type="float">
            <text:p>0.66123</text:p>
          </table:table-cell>
          <table:table-cell office:value-type="float" office:value="0.75587" calcext:value-type="float">
            <text:p>0.75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409" calcext:value-type="float">
            <text:p>0.21409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11796" calcext:value-type="float">
            <text:p>0.11796</text:p>
          </table:table-cell>
          <table:table-cell office:value-type="float" office:value="0.75938" calcext:value-type="float">
            <text:p>0.75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188" calcext:value-type="float">
            <text:p>0.38188</text:p>
          </table:table-cell>
          <table:table-cell office:value-type="float" office:value="0.29273" calcext:value-type="float">
            <text:p>0.29273</text:p>
          </table:table-cell>
          <table:table-cell office:value-type="float" office:value="0.27347" calcext:value-type="float">
            <text:p>0.27347</text:p>
          </table:table-cell>
          <table:table-cell office:value-type="float" office:value="0.23086" calcext:value-type="float">
            <text:p>0.230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2916" calcext:value-type="float">
            <text:p>0.72916</text:p>
          </table:table-cell>
          <table:table-cell office:value-type="float" office:value="0.73744" calcext:value-type="float">
            <text:p>0.73744</text:p>
          </table:table-cell>
          <table:table-cell office:value-type="float" office:value="0.90535" calcext:value-type="float">
            <text:p>0.90535</text:p>
          </table:table-cell>
          <table:table-cell office:value-type="float" office:value="0.13761" calcext:value-type="float">
            <text:p>0.13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9381" calcext:value-type="float">
            <text:p>0.059381</text:p>
          </table:table-cell>
          <table:table-cell office:value-type="float" office:value="0.25354" calcext:value-type="float">
            <text:p>0.25354</text:p>
          </table:table-cell>
          <table:table-cell office:value-type="float" office:value="0.22097" calcext:value-type="float">
            <text:p>0.22097</text:p>
          </table:table-cell>
          <table:table-cell office:value-type="float" office:value="0.83323" calcext:value-type="float">
            <text:p>0.83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486" calcext:value-type="float">
            <text:p>0.36486</text:p>
          </table:table-cell>
          <table:table-cell office:value-type="float" office:value="0.91348" calcext:value-type="float">
            <text:p>0.91348</text:p>
          </table:table-cell>
          <table:table-cell office:value-type="float" office:value="0.14745" calcext:value-type="float">
            <text:p>0.14745</text:p>
          </table:table-cell>
          <table:table-cell office:value-type="float" office:value="0.57585" calcext:value-type="float">
            <text:p>0.575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8553" calcext:value-type="float">
            <text:p>0.68553</text:p>
          </table:table-cell>
          <table:table-cell office:value-type="float" office:value="0.062004" calcext:value-type="float">
            <text:p>0.062004</text:p>
          </table:table-cell>
          <table:table-cell office:value-type="float" office:value="0.70984" calcext:value-type="float">
            <text:p>0.70984</text:p>
          </table:table-cell>
          <table:table-cell office:value-type="float" office:value="0.66362" calcext:value-type="float">
            <text:p>0.66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301" calcext:value-type="float">
            <text:p>0.93301</text:p>
          </table:table-cell>
          <table:table-cell office:value-type="float" office:value="0.86593" calcext:value-type="float">
            <text:p>0.86593</text:p>
          </table:table-cell>
          <table:table-cell office:value-type="float" office:value="0.17125" calcext:value-type="float">
            <text:p>0.17125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463" calcext:value-type="float">
            <text:p>0.6146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75333" calcext:value-type="float">
            <text:p>0.75333</text:p>
          </table:table-cell>
          <table:table-cell office:value-type="float" office:value="0.89446" calcext:value-type="float">
            <text:p>0.89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285" calcext:value-type="float">
            <text:p>0.12285</text:p>
          </table:table-cell>
          <table:table-cell office:value-type="float" office:value="0.057161" calcext:value-type="float">
            <text:p>0.057161</text:p>
          </table:table-cell>
          <table:table-cell office:value-type="float" office:value="0.58692" calcext:value-type="float">
            <text:p>0.58692</text:p>
          </table:table-cell>
          <table:table-cell office:value-type="float" office:value="0.49092" calcext:value-type="float">
            <text:p>0.49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427" calcext:value-type="float">
            <text:p>0.56427</text:p>
          </table:table-cell>
          <table:table-cell office:value-type="float" office:value="0.42429" calcext:value-type="float">
            <text:p>0.42429</text:p>
          </table:table-cell>
          <table:table-cell office:value-type="float" office:value="0.41168" calcext:value-type="float">
            <text:p>0.41168</text:p>
          </table:table-cell>
          <table:table-cell office:value-type="float" office:value="0.44017" calcext:value-type="float">
            <text:p>0.44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777" calcext:value-type="float">
            <text:p>0.29777</text:p>
          </table:table-cell>
          <table:table-cell office:value-type="float" office:value="0.69766" calcext:value-type="float">
            <text:p>0.69766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061072" calcext:value-type="float">
            <text:p>0.0610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53183" calcext:value-type="float">
            <text:p>0.53183</text:p>
          </table:table-cell>
          <table:table-cell office:value-type="float" office:value="0.69574" calcext:value-type="float">
            <text:p>0.69574</text:p>
          </table:table-cell>
          <table:table-cell office:value-type="float" office:value="0.73405" calcext:value-type="float">
            <text:p>0.73405</text:p>
          </table:table-cell>
          <table:table-cell office:value-type="float" office:value="0.90509" calcext:value-type="float">
            <text:p>0.90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368" calcext:value-type="float">
            <text:p>0.61368</text:p>
          </table:table-cell>
          <table:table-cell office:value-type="float" office:value="0.29695" calcext:value-type="float">
            <text:p>0.29695</text:p>
          </table:table-cell>
          <table:table-cell office:value-type="float" office:value="0.35748" calcext:value-type="float">
            <text:p>0.35748</text:p>
          </table:table-cell>
          <table:table-cell office:value-type="float" office:value="0.841" calcext:value-type="float">
            <text:p>0.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256" calcext:value-type="float">
            <text:p>0.85256</text:p>
          </table:table-cell>
          <table:table-cell office:value-type="float" office:value="0.0045204" calcext:value-type="float">
            <text:p>0.0045204</text:p>
          </table:table-cell>
          <table:table-cell office:value-type="float" office:value="0.85749" calcext:value-type="float">
            <text:p>0.85749</text:p>
          </table:table-cell>
          <table:table-cell office:value-type="float" office:value="0.38761" calcext:value-type="float">
            <text:p>0.38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745" calcext:value-type="float">
            <text:p>0.46745</text:p>
          </table:table-cell>
          <table:table-cell office:value-type="float" office:value="0.45305" calcext:value-type="float">
            <text:p>0.45305</text:p>
          </table:table-cell>
          <table:table-cell office:value-type="float" office:value="0.44254" calcext:value-type="float">
            <text:p>0.44254</text:p>
          </table:table-cell>
          <table:table-cell office:value-type="float" office:value="0.72515" calcext:value-type="float">
            <text:p>0.72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941" calcext:value-type="float">
            <text:p>0.71941</text:p>
          </table:table-cell>
          <table:table-cell office:value-type="float" office:value="0.19092" calcext:value-type="float">
            <text:p>0.19092</text:p>
          </table:table-cell>
          <table:table-cell office:value-type="float" office:value="0.24009" calcext:value-type="float">
            <text:p>0.24009</text:p>
          </table:table-cell>
          <table:table-cell office:value-type="float" office:value="0.89824" calcext:value-type="float">
            <text:p>0.89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892" calcext:value-type="float">
            <text:p>0.73892</text:p>
          </table:table-cell>
          <table:table-cell office:value-type="float" office:value="0.44994" calcext:value-type="float">
            <text:p>0.44994</text:p>
          </table:table-cell>
          <table:table-cell office:value-type="float" office:value="0.78128" calcext:value-type="float">
            <text:p>0.78128</text:p>
          </table:table-cell>
          <table:table-cell office:value-type="float" office:value="0.18219" calcext:value-type="float">
            <text:p>0.18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277" calcext:value-type="float">
            <text:p>0.31277</text:p>
          </table:table-cell>
          <table:table-cell office:value-type="float" office:value="0.92634" calcext:value-type="float">
            <text:p>0.92634</text:p>
          </table:table-cell>
          <table:table-cell office:value-type="float" office:value="0.29642" calcext:value-type="float">
            <text:p>0.29642</text:p>
          </table:table-cell>
          <table:table-cell office:value-type="float" office:value="0.46112" calcext:value-type="float">
            <text:p>0.461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1872" calcext:value-type="float">
            <text:p>0.11872</text:p>
          </table:table-cell>
          <table:table-cell office:value-type="float" office:value="0.89219" calcext:value-type="float">
            <text:p>0.89219</text:p>
          </table:table-cell>
          <table:table-cell office:value-type="float" office:value="0.794" calcext:value-type="float">
            <text:p>0.794</text:p>
          </table:table-cell>
          <table:table-cell office:value-type="float" office:value="0.28731" calcext:value-type="float">
            <text:p>0.287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54582" calcext:value-type="float">
            <text:p>0.54582</text:p>
          </table:table-cell>
          <table:table-cell office:value-type="float" office:value="0.79468" calcext:value-type="float">
            <text:p>0.79468</text:p>
          </table:table-cell>
          <table:table-cell office:value-type="float" office:value="0.18279" calcext:value-type="float">
            <text:p>0.18279</text:p>
          </table:table-cell>
          <table:table-cell office:value-type="float" office:value="0.048142" calcext:value-type="float">
            <text:p>0.0481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3241" calcext:value-type="float">
            <text:p>0.83241</text:p>
          </table:table-cell>
          <table:table-cell office:value-type="float" office:value="0.46586" calcext:value-type="float">
            <text:p>0.46586</text:p>
          </table:table-cell>
          <table:table-cell office:value-type="float" office:value="0.10901" calcext:value-type="float">
            <text:p>0.10901</text:p>
          </table:table-cell>
          <table:table-cell office:value-type="float" office:value="0.048364" calcext:value-type="float">
            <text:p>0.0483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9567" calcext:value-type="float">
            <text:p>0.89567</text:p>
          </table:table-cell>
          <table:table-cell office:value-type="float" office:value="0.69597" calcext:value-type="float">
            <text:p>0.69597</text:p>
          </table:table-cell>
          <table:table-cell office:value-type="float" office:value="0.89578" calcext:value-type="float">
            <text:p>0.89578</text:p>
          </table:table-cell>
          <table:table-cell office:value-type="float" office:value="0.10248" calcext:value-type="float">
            <text:p>0.10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917" calcext:value-type="float">
            <text:p>0.24917</text:p>
          </table:table-cell>
          <table:table-cell office:value-type="float" office:value="0.76999" calcext:value-type="float">
            <text:p>0.76999</text:p>
          </table:table-cell>
          <table:table-cell office:value-type="float" office:value="0.20536" calcext:value-type="float">
            <text:p>0.20536</text:p>
          </table:table-cell>
          <table:table-cell office:value-type="float" office:value="0.56092" calcext:value-type="float">
            <text:p>0.5609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3858" calcext:value-type="float">
            <text:p>0.83858</text:p>
          </table:table-cell>
          <table:table-cell office:value-type="float" office:value="0.81299" calcext:value-type="float">
            <text:p>0.81299</text:p>
          </table:table-cell>
          <table:table-cell office:value-type="float" office:value="0.95404" calcext:value-type="float">
            <text:p>0.95404</text:p>
          </table:table-cell>
          <table:table-cell office:value-type="float" office:value="0.62472" calcext:value-type="float">
            <text:p>0.62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222" calcext:value-type="float">
            <text:p>0.21222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84233" calcext:value-type="float">
            <text:p>0.84233</text:p>
          </table:table-cell>
          <table:table-cell office:value-type="float" office:value="0.83773" calcext:value-type="float">
            <text:p>0.83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804" calcext:value-type="float">
            <text:p>0.31804</text:p>
          </table:table-cell>
          <table:table-cell office:value-type="float" office:value="0.5679" calcext:value-type="float">
            <text:p>0.5679</text:p>
          </table:table-cell>
          <table:table-cell office:value-type="float" office:value="0.55799" calcext:value-type="float">
            <text:p>0.55799</text:p>
          </table:table-cell>
          <table:table-cell office:value-type="float" office:value="0.15455" calcext:value-type="float">
            <text:p>0.1545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1836" calcext:value-type="float">
            <text:p>0.81836</text:p>
          </table:table-cell>
          <table:table-cell office:value-type="float" office:value="0.32376" calcext:value-type="float">
            <text:p>0.32376</text:p>
          </table:table-cell>
          <table:table-cell office:value-type="float" office:value="0.50428" calcext:value-type="float">
            <text:p>0.50428</text:p>
          </table:table-cell>
          <table:table-cell office:value-type="float" office:value="0.2733" calcext:value-type="float">
            <text:p>0.2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487" calcext:value-type="float">
            <text:p>0.74487</text:p>
          </table:table-cell>
          <table:table-cell office:value-type="float" office:value="0.78055" calcext:value-type="float">
            <text:p>0.78055</text:p>
          </table:table-cell>
          <table:table-cell office:value-type="float" office:value="0.18939" calcext:value-type="float">
            <text:p>0.18939</text:p>
          </table:table-cell>
          <table:table-cell office:value-type="float" office:value="0.25642" calcext:value-type="float">
            <text:p>0.256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4736" calcext:value-type="float">
            <text:p>0.14736</text:p>
          </table:table-cell>
          <table:table-cell office:value-type="float" office:value="0.74033" calcext:value-type="float">
            <text:p>0.74033</text:p>
          </table:table-cell>
          <table:table-cell office:value-type="float" office:value="0.48418" calcext:value-type="float">
            <text:p>0.48418</text:p>
          </table:table-cell>
          <table:table-cell office:value-type="float" office:value="0.0015921" calcext:value-type="float">
            <text:p>0.00159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0975" calcext:value-type="float">
            <text:p>0.80975</text:p>
          </table:table-cell>
          <table:table-cell office:value-type="float" office:value="0.072057" calcext:value-type="float">
            <text:p>0.072057</text:p>
          </table:table-cell>
          <table:table-cell office:value-type="float" office:value="0.71856" calcext:value-type="float">
            <text:p>0.71856</text:p>
          </table:table-cell>
          <table:table-cell office:value-type="float" office:value="0.86265" calcext:value-type="float">
            <text:p>0.86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345" calcext:value-type="float">
            <text:p>0.92345</text:p>
          </table:table-cell>
          <table:table-cell office:value-type="float" office:value="0.37355" calcext:value-type="float">
            <text:p>0.37355</text:p>
          </table:table-cell>
          <table:table-cell office:value-type="float" office:value="0.34499" calcext:value-type="float">
            <text:p>0.34499</text:p>
          </table:table-cell>
          <table:table-cell office:value-type="float" office:value="0.89149" calcext:value-type="float">
            <text:p>0.89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189" calcext:value-type="float">
            <text:p>0.38189</text:p>
          </table:table-cell>
          <table:table-cell office:value-type="float" office:value="0.089103" calcext:value-type="float">
            <text:p>0.089103</text:p>
          </table:table-cell>
          <table:table-cell office:value-type="float" office:value="0.31269" calcext:value-type="float">
            <text:p>0.31269</text:p>
          </table:table-cell>
          <table:table-cell office:value-type="float" office:value="0.72856" calcext:value-type="float">
            <text:p>0.7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649" calcext:value-type="float">
            <text:p>0.49649</text:p>
          </table:table-cell>
          <table:table-cell office:value-type="float" office:value="0.25659" calcext:value-type="float">
            <text:p>0.25659</text:p>
          </table:table-cell>
          <table:table-cell office:value-type="float" office:value="0.65471" calcext:value-type="float">
            <text:p>0.65471</text:p>
          </table:table-cell>
          <table:table-cell office:value-type="float" office:value="0.94681" calcext:value-type="float">
            <text:p>0.94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242" calcext:value-type="float">
            <text:p>0.10242</text:p>
          </table:table-cell>
          <table:table-cell office:value-type="float" office:value="0.27703" calcext:value-type="float">
            <text:p>0.27703</text:p>
          </table:table-cell>
          <table:table-cell office:value-type="float" office:value="0.52294" calcext:value-type="float">
            <text:p>0.52294</text:p>
          </table:table-cell>
          <table:table-cell office:value-type="float" office:value="0.85126" calcext:value-type="float">
            <text:p>0.85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479" calcext:value-type="float">
            <text:p>0.35479</text:p>
          </table:table-cell>
          <table:table-cell office:value-type="float" office:value="0.17024" calcext:value-type="float">
            <text:p>0.17024</text:p>
          </table:table-cell>
          <table:table-cell office:value-type="float" office:value="0.79189" calcext:value-type="float">
            <text:p>0.79189</text:p>
          </table:table-cell>
          <table:table-cell office:value-type="float" office:value="0.86742" calcext:value-type="float">
            <text:p>0.8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429" calcext:value-type="float">
            <text:p>0.70429</text:p>
          </table:table-cell>
          <table:table-cell office:value-type="float" office:value="0.69697" calcext:value-type="float">
            <text:p>0.69697</text:p>
          </table:table-cell>
          <table:table-cell office:value-type="float" office:value="0.062243" calcext:value-type="float">
            <text:p>0.062243</text:p>
          </table:table-cell>
          <table:table-cell office:value-type="float" office:value="0.964" calcext:value-type="float">
            <text:p>0.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857" calcext:value-type="float">
            <text:p>0.29857</text:p>
          </table:table-cell>
          <table:table-cell office:value-type="float" office:value="0.77505" calcext:value-type="float">
            <text:p>0.77505</text:p>
          </table:table-cell>
          <table:table-cell office:value-type="float" office:value="0.65087" calcext:value-type="float">
            <text:p>0.65087</text:p>
          </table:table-cell>
          <table:table-cell office:value-type="float" office:value="0.28314" calcext:value-type="float">
            <text:p>0.283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8766" calcext:value-type="float">
            <text:p>0.68766</text:p>
          </table:table-cell>
          <table:table-cell office:value-type="float" office:value="0.51467" calcext:value-type="float">
            <text:p>0.51467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44751" calcext:value-type="float">
            <text:p>0.44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416" calcext:value-type="float">
            <text:p>0.15416</text:p>
          </table:table-cell>
          <table:table-cell office:value-type="float" office:value="0.83044" calcext:value-type="float">
            <text:p>0.83044</text:p>
          </table:table-cell>
          <table:table-cell office:value-type="float" office:value="0.69105" calcext:value-type="float">
            <text:p>0.69105</text:p>
          </table:table-cell>
          <table:table-cell office:value-type="float" office:value="0.027009" calcext:value-type="float">
            <text:p>0.0270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3522" calcext:value-type="float">
            <text:p>0.83522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0.52787" calcext:value-type="float">
            <text:p>0.52787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811" calcext:value-type="float">
            <text:p>0.83811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57094" calcext:value-type="float">
            <text:p>0.57094</text:p>
          </table:table-cell>
          <table:table-cell office:value-type="float" office:value="0.47851" calcext:value-type="float">
            <text:p>0.47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131" calcext:value-type="float">
            <text:p>0.57131</text:p>
          </table:table-cell>
          <table:table-cell office:value-type="float" office:value="0.88752" calcext:value-type="float">
            <text:p>0.88752</text:p>
          </table:table-cell>
          <table:table-cell office:value-type="float" office:value="0.53706" calcext:value-type="float">
            <text:p>0.53706</text:p>
          </table:table-cell>
          <table:table-cell office:value-type="float" office:value="0.55403" calcext:value-type="float">
            <text:p>0.55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257" calcext:value-type="float">
            <text:p>0.93257</text:p>
          </table:table-cell>
          <table:table-cell office:value-type="float" office:value="0.64968" calcext:value-type="float">
            <text:p>0.64968</text:p>
          </table:table-cell>
          <table:table-cell office:value-type="float" office:value="0.24587" calcext:value-type="float">
            <text:p>0.24587</text:p>
          </table:table-cell>
          <table:table-cell office:value-type="float" office:value="0.81109" calcext:value-type="float">
            <text:p>0.81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608" calcext:value-type="float">
            <text:p>0.29608</text:p>
          </table:table-cell>
          <table:table-cell office:value-type="float" office:value="0.083328" calcext:value-type="float">
            <text:p>0.083328</text:p>
          </table:table-cell>
          <table:table-cell office:value-type="float" office:value="0.74109" calcext:value-type="float">
            <text:p>0.74109</text:p>
          </table:table-cell>
          <table:table-cell office:value-type="float" office:value="0.35551" calcext:value-type="float">
            <text:p>0.35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203" calcext:value-type="float">
            <text:p>0.46203</text:p>
          </table:table-cell>
          <table:table-cell office:value-type="float" office:value="0.18142" calcext:value-type="float">
            <text:p>0.18142</text:p>
          </table:table-cell>
          <table:table-cell office:value-type="float" office:value="0.063792" calcext:value-type="float">
            <text:p>0.063792</text:p>
          </table:table-cell>
          <table:table-cell office:value-type="float" office:value="0.92144" calcext:value-type="float">
            <text:p>0.92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203" calcext:value-type="float">
            <text:p>0.41203</text:p>
          </table:table-cell>
          <table:table-cell office:value-type="float" office:value="0.53101" calcext:value-type="float">
            <text:p>0.53101</text:p>
          </table:table-cell>
          <table:table-cell office:value-type="float" office:value="0.77315" calcext:value-type="float">
            <text:p>0.77315</text:p>
          </table:table-cell>
          <table:table-cell office:value-type="float" office:value="0.62032" calcext:value-type="float">
            <text:p>0.6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268" calcext:value-type="float">
            <text:p>0.36268</text:p>
          </table:table-cell>
          <table:table-cell office:value-type="float" office:value="0.29523" calcext:value-type="float">
            <text:p>0.29523</text:p>
          </table:table-cell>
          <table:table-cell office:value-type="float" office:value="0.71811" calcext:value-type="float">
            <text:p>0.71811</text:p>
          </table:table-cell>
          <table:table-cell office:value-type="float" office:value="0.70884" calcext:value-type="float">
            <text:p>0.70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207" calcext:value-type="float">
            <text:p>0.39207</text:p>
          </table:table-cell>
          <table:table-cell office:value-type="float" office:value="0.53465" calcext:value-type="float">
            <text:p>0.53465</text:p>
          </table:table-cell>
          <table:table-cell office:value-type="float" office:value="0.28893" calcext:value-type="float">
            <text:p>0.28893</text:p>
          </table:table-cell>
          <table:table-cell office:value-type="float" office:value="0.93615" calcext:value-type="float">
            <text:p>0.93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333" calcext:value-type="float">
            <text:p>0.95333</text:p>
          </table:table-cell>
          <table:table-cell office:value-type="float" office:value="0.40831" calcext:value-type="float">
            <text:p>0.40831</text:p>
          </table:table-cell>
          <table:table-cell office:value-type="float" office:value="0.29404" calcext:value-type="float">
            <text:p>0.29404</text:p>
          </table:table-cell>
          <table:table-cell office:value-type="float" office:value="0.41991" calcext:value-type="float">
            <text:p>0.4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916" calcext:value-type="float">
            <text:p>0.94916</text:p>
          </table:table-cell>
          <table:table-cell office:value-type="float" office:value="0.34266" calcext:value-type="float">
            <text:p>0.34266</text:p>
          </table:table-cell>
          <table:table-cell office:value-type="float" office:value="0.87255" calcext:value-type="float">
            <text:p>0.87255</text:p>
          </table:table-cell>
          <table:table-cell office:value-type="float" office:value="0.43527" calcext:value-type="float">
            <text:p>0.43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017" calcext:value-type="float">
            <text:p>0.19017</text:p>
          </table:table-cell>
          <table:table-cell office:value-type="float" office:value="0.47568" calcext:value-type="float">
            <text:p>0.47568</text:p>
          </table:table-cell>
          <table:table-cell office:value-type="float" office:value="0.14256" calcext:value-type="float">
            <text:p>0.14256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5894" calcext:value-type="float">
            <text:p>0.85894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23357" calcext:value-type="float">
            <text:p>0.23357</text:p>
          </table:table-cell>
          <table:table-cell office:value-type="float" office:value="0.80459" calcext:value-type="float">
            <text:p>0.80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525" calcext:value-type="float">
            <text:p>0.67525</text:p>
          </table:table-cell>
          <table:table-cell office:value-type="float" office:value="0.86288" calcext:value-type="float">
            <text:p>0.86288</text:p>
          </table:table-cell>
          <table:table-cell office:value-type="float" office:value="0.013998" calcext:value-type="float">
            <text:p>0.013998</text:p>
          </table:table-cell>
          <table:table-cell office:value-type="float" office:value="0.28517" calcext:value-type="float">
            <text:p>0.285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8734" calcext:value-type="float">
            <text:p>0.88734</text:p>
          </table:table-cell>
          <table:table-cell office:value-type="float" office:value="0.64802" calcext:value-type="float">
            <text:p>0.64802</text:p>
          </table:table-cell>
          <table:table-cell office:value-type="float" office:value="0.36704" calcext:value-type="float">
            <text:p>0.36704</text:p>
          </table:table-cell>
          <table:table-cell office:value-type="float" office:value="0.54815" calcext:value-type="float">
            <text:p>0.54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748" calcext:value-type="float">
            <text:p>0.84748</text:p>
          </table:table-cell>
          <table:table-cell office:value-type="float" office:value="0.20105" calcext:value-type="float">
            <text:p>0.20105</text:p>
          </table:table-cell>
          <table:table-cell office:value-type="float" office:value="0.89731" calcext:value-type="float">
            <text:p>0.89731</text:p>
          </table:table-cell>
          <table:table-cell office:value-type="float" office:value="0.59314" calcext:value-type="float">
            <text:p>0.59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217" calcext:value-type="float">
            <text:p>0.53217</text:p>
          </table:table-cell>
          <table:table-cell office:value-type="float" office:value="0.98951" calcext:value-type="float">
            <text:p>0.98951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27718" calcext:value-type="float">
            <text:p>0.277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47945" calcext:value-type="float">
            <text:p>0.47945</text:p>
          </table:table-cell>
          <table:table-cell office:value-type="float" office:value="0.30232" calcext:value-type="float">
            <text:p>0.30232</text:p>
          </table:table-cell>
          <table:table-cell office:value-type="float" office:value="0.45604" calcext:value-type="float">
            <text:p>0.45604</text:p>
          </table:table-cell>
          <table:table-cell office:value-type="float" office:value="0.89163" calcext:value-type="float">
            <text:p>0.89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187" calcext:value-type="float">
            <text:p>0.99187</text:p>
          </table:table-cell>
          <table:table-cell office:value-type="float" office:value="0.72996" calcext:value-type="float">
            <text:p>0.72996</text:p>
          </table:table-cell>
          <table:table-cell office:value-type="float" office:value="0.77676" calcext:value-type="float">
            <text:p>0.77676</text:p>
          </table:table-cell>
          <table:table-cell office:value-type="float" office:value="0.72478" calcext:value-type="float">
            <text:p>0.72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89" calcext:value-type="float">
            <text:p>0.8889</text:p>
          </table:table-cell>
          <table:table-cell office:value-type="float" office:value="0.36558" calcext:value-type="float">
            <text:p>0.36558</text:p>
          </table:table-cell>
          <table:table-cell office:value-type="float" office:value="0.82728" calcext:value-type="float">
            <text:p>0.82728</text:p>
          </table:table-cell>
          <table:table-cell office:value-type="float" office:value="0.45772" calcext:value-type="float">
            <text:p>0.45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408" calcext:value-type="float">
            <text:p>0.27408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65677" calcext:value-type="float">
            <text:p>0.65677</text:p>
          </table:table-cell>
          <table:table-cell office:value-type="float" office:value="0.70424" calcext:value-type="float">
            <text:p>0.70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243" calcext:value-type="float">
            <text:p>0.52243</text:p>
          </table:table-cell>
          <table:table-cell office:value-type="float" office:value="0.59938" calcext:value-type="float">
            <text:p>0.59938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11785" calcext:value-type="float">
            <text:p>0.117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6399" calcext:value-type="float">
            <text:p>0.76399</text:p>
          </table:table-cell>
          <table:table-cell office:value-type="float" office:value="0.025814" calcext:value-type="float">
            <text:p>0.025814</text:p>
          </table:table-cell>
          <table:table-cell office:value-type="float" office:value="0.33736" calcext:value-type="float">
            <text:p>0.33736</text:p>
          </table:table-cell>
          <table:table-cell office:value-type="float" office:value="0.20739" calcext:value-type="float">
            <text:p>0.20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187" calcext:value-type="float">
            <text:p>0.27187</text:p>
          </table:table-cell>
          <table:table-cell office:value-type="float" office:value="0.74592" calcext:value-type="float">
            <text:p>0.74592</text:p>
          </table:table-cell>
          <table:table-cell office:value-type="float" office:value="0.21669" calcext:value-type="float">
            <text:p>0.21669</text:p>
          </table:table-cell>
          <table:table-cell office:value-type="float" office:value="0.41116" calcext:value-type="float">
            <text:p>0.411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0839" calcext:value-type="float">
            <text:p>0.90839</text:p>
          </table:table-cell>
          <table:table-cell office:value-type="float" office:value="0.050892" calcext:value-type="float">
            <text:p>0.050892</text:p>
          </table:table-cell>
          <table:table-cell office:value-type="float" office:value="0.67696" calcext:value-type="float">
            <text:p>0.67696</text:p>
          </table:table-cell>
          <table:table-cell office:value-type="float" office:value="0.98549" calcext:value-type="float">
            <text:p>0.98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506" calcext:value-type="float">
            <text:p>0.60506</text:p>
          </table:table-cell>
          <table:table-cell office:value-type="float" office:value="0.54448" calcext:value-type="float">
            <text:p>0.54448</text:p>
          </table:table-cell>
          <table:table-cell office:value-type="float" office:value="0.84372" calcext:value-type="float">
            <text:p>0.84372</text:p>
          </table:table-cell>
          <table:table-cell office:value-type="float" office:value="0.30577" calcext:value-type="float">
            <text:p>0.30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422" calcext:value-type="float">
            <text:p>0.10422</text:p>
          </table:table-cell>
          <table:table-cell office:value-type="float" office:value="0.76155" calcext:value-type="float">
            <text:p>0.76155</text:p>
          </table:table-cell>
          <table:table-cell office:value-type="float" office:value="0.83826" calcext:value-type="float">
            <text:p>0.83826</text:p>
          </table:table-cell>
          <table:table-cell office:value-type="float" office:value="0.5412" calcext:value-type="float">
            <text:p>0.5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474" calcext:value-type="float">
            <text:p>0.78474</text:p>
          </table:table-cell>
          <table:table-cell office:value-type="float" office:value="0.0066151" calcext:value-type="float">
            <text:p>0.0066151</text:p>
          </table:table-cell>
          <table:table-cell office:value-type="float" office:value="0.22536" calcext:value-type="float">
            <text:p>0.22536</text:p>
          </table:table-cell>
          <table:table-cell office:value-type="float" office:value="0.50022" calcext:value-type="float">
            <text:p>0.50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82" calcext:value-type="float">
            <text:p>0.98582</text:p>
          </table:table-cell>
          <table:table-cell office:value-type="float" office:value="0.68248" calcext:value-type="float">
            <text:p>0.68248</text:p>
          </table:table-cell>
          <table:table-cell office:value-type="float" office:value="0.28302" calcext:value-type="float">
            <text:p>0.28302</text:p>
          </table:table-cell>
          <table:table-cell office:value-type="float" office:value="0.45186" calcext:value-type="float">
            <text:p>0.45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665" calcext:value-type="float">
            <text:p>0.41665</text:p>
          </table:table-cell>
          <table:table-cell office:value-type="float" office:value="0.81217" calcext:value-type="float">
            <text:p>0.81217</text:p>
          </table:table-cell>
          <table:table-cell office:value-type="float" office:value="0.097022" calcext:value-type="float">
            <text:p>0.097022</text:p>
          </table:table-cell>
          <table:table-cell office:value-type="float" office:value="0.32122" calcext:value-type="float">
            <text:p>0.321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0475" calcext:value-type="float">
            <text:p>0.90475</text:p>
          </table:table-cell>
          <table:table-cell office:value-type="float" office:value="0.46776" calcext:value-type="float">
            <text:p>0.46776</text:p>
          </table:table-cell>
          <table:table-cell office:value-type="float" office:value="0.88671" calcext:value-type="float">
            <text:p>0.88671</text:p>
          </table:table-cell>
          <table:table-cell office:value-type="float" office:value="0.68763" calcext:value-type="float">
            <text:p>0.68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3977" calcext:value-type="float">
            <text:p>0.033977</text:p>
          </table:table-cell>
          <table:table-cell office:value-type="float" office:value="0.048415" calcext:value-type="float">
            <text:p>0.048415</text:p>
          </table:table-cell>
          <table:table-cell office:value-type="float" office:value="0.60235" calcext:value-type="float">
            <text:p>0.60235</text:p>
          </table:table-cell>
          <table:table-cell office:value-type="float" office:value="0.065179" calcext:value-type="float">
            <text:p>0.06517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8983" calcext:value-type="float">
            <text:p>0.98983</text:p>
          </table:table-cell>
          <table:table-cell office:value-type="float" office:value="0.48006" calcext:value-type="float">
            <text:p>0.48006</text:p>
          </table:table-cell>
          <table:table-cell office:value-type="float" office:value="0.33899" calcext:value-type="float">
            <text:p>0.33899</text:p>
          </table:table-cell>
          <table:table-cell office:value-type="float" office:value="0.29487" calcext:value-type="float">
            <text:p>0.29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168" calcext:value-type="float">
            <text:p>0.85168</text:p>
          </table:table-cell>
          <table:table-cell office:value-type="float" office:value="0.59711" calcext:value-type="float">
            <text:p>0.59711</text:p>
          </table:table-cell>
          <table:table-cell office:value-type="float" office:value="0.93749" calcext:value-type="float">
            <text:p>0.93749</text:p>
          </table:table-cell>
          <table:table-cell office:value-type="float" office:value="0.35835" calcext:value-type="float">
            <text:p>0.35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725" calcext:value-type="float">
            <text:p>0.84725</text:p>
          </table:table-cell>
          <table:table-cell office:value-type="float" office:value="0.020964" calcext:value-type="float">
            <text:p>0.020964</text:p>
          </table:table-cell>
          <table:table-cell office:value-type="float" office:value="0.39386" calcext:value-type="float">
            <text:p>0.39386</text:p>
          </table:table-cell>
          <table:table-cell office:value-type="float" office:value="0.88603" calcext:value-type="float">
            <text:p>0.88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72" calcext:value-type="float">
            <text:p>0.56072</text:p>
          </table:table-cell>
          <table:table-cell office:value-type="float" office:value="0.91605" calcext:value-type="float">
            <text:p>0.91605</text:p>
          </table:table-cell>
          <table:table-cell office:value-type="float" office:value="0.019558" calcext:value-type="float">
            <text:p>0.019558</text:p>
          </table:table-cell>
          <table:table-cell office:value-type="float" office:value="0.42813" calcext:value-type="float">
            <text:p>0.428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1745" calcext:value-type="float">
            <text:p>0.11745</text:p>
          </table:table-cell>
          <table:table-cell office:value-type="float" office:value="0.060389" calcext:value-type="float">
            <text:p>0.060389</text:p>
          </table:table-cell>
          <table:table-cell office:value-type="float" office:value="0.021678" calcext:value-type="float">
            <text:p>0.021678</text:p>
          </table:table-cell>
          <table:table-cell office:value-type="float" office:value="0.58085" calcext:value-type="float">
            <text:p>0.580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0919" calcext:value-type="float">
            <text:p>0.20919</text:p>
          </table:table-cell>
          <table:table-cell office:value-type="float" office:value="0.79555" calcext:value-type="float">
            <text:p>0.79555</text:p>
          </table:table-cell>
          <table:table-cell office:value-type="float" office:value="0.69939" calcext:value-type="float">
            <text:p>0.69939</text:p>
          </table:table-cell>
          <table:table-cell office:value-type="float" office:value="0.78054" calcext:value-type="float">
            <text:p>0.78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71" calcext:value-type="float">
            <text:p>0.7171</text:p>
          </table:table-cell>
          <table:table-cell office:value-type="float" office:value="0.28297" calcext:value-type="float">
            <text:p>0.28297</text:p>
          </table:table-cell>
          <table:table-cell office:value-type="float" office:value="0.84921" calcext:value-type="float">
            <text:p>0.84921</text:p>
          </table:table-cell>
          <table:table-cell office:value-type="float" office:value="0.74192" calcext:value-type="float">
            <text:p>0.74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242" calcext:value-type="float">
            <text:p>0.21242</text:p>
          </table:table-cell>
          <table:table-cell office:value-type="float" office:value="0.32839" calcext:value-type="float">
            <text:p>0.32839</text:p>
          </table:table-cell>
          <table:table-cell office:value-type="float" office:value="0.56807" calcext:value-type="float">
            <text:p>0.56807</text:p>
          </table:table-cell>
          <table:table-cell office:value-type="float" office:value="0.53329" calcext:value-type="float">
            <text:p>0.53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941" calcext:value-type="float">
            <text:p>0.48941</text:p>
          </table:table-cell>
          <table:table-cell office:value-type="float" office:value="0.0084562" calcext:value-type="float">
            <text:p>0.0084562</text:p>
          </table:table-cell>
          <table:table-cell office:value-type="float" office:value="0.51977" calcext:value-type="float">
            <text:p>0.51977</text:p>
          </table:table-cell>
          <table:table-cell office:value-type="float" office:value="0.72383" calcext:value-type="float">
            <text:p>0.72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037" calcext:value-type="float">
            <text:p>0.98037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32161" calcext:value-type="float">
            <text:p>0.32161</text:p>
          </table:table-cell>
          <table:table-cell office:value-type="float" office:value="0.4112" calcext:value-type="float">
            <text:p>0.4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711" calcext:value-type="float">
            <text:p>0.35711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11554" calcext:value-type="float">
            <text:p>0.11554</text:p>
          </table:table-cell>
          <table:table-cell office:value-type="float" office:value="0.47356" calcext:value-type="float">
            <text:p>0.473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8983" calcext:value-type="float">
            <text:p>0.68983</text:p>
          </table:table-cell>
          <table:table-cell office:value-type="float" office:value="0.09837" calcext:value-type="float">
            <text:p>0.09837</text:p>
          </table:table-cell>
          <table:table-cell office:value-type="float" office:value="0.66985" calcext:value-type="float">
            <text:p>0.66985</text:p>
          </table:table-cell>
          <table:table-cell office:value-type="float" office:value="0.62623" calcext:value-type="float">
            <text:p>0.62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838" calcext:value-type="float">
            <text:p>0.43838</text:p>
          </table:table-cell>
          <table:table-cell office:value-type="float" office:value="0.026309" calcext:value-type="float">
            <text:p>0.026309</text:p>
          </table:table-cell>
          <table:table-cell office:value-type="float" office:value="0.51285" calcext:value-type="float">
            <text:p>0.51285</text:p>
          </table:table-cell>
          <table:table-cell office:value-type="float" office:value="0.86236" calcext:value-type="float">
            <text:p>0.86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529" calcext:value-type="float">
            <text:p>0.10529</text:p>
          </table:table-cell>
          <table:table-cell office:value-type="float" office:value="0.68645" calcext:value-type="float">
            <text:p>0.68645</text:p>
          </table:table-cell>
          <table:table-cell office:value-type="float" office:value="0.99395" calcext:value-type="float">
            <text:p>0.99395</text:p>
          </table:table-cell>
          <table:table-cell office:value-type="float" office:value="0.63142" calcext:value-type="float">
            <text:p>0.63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952" calcext:value-type="float">
            <text:p>0.53952</text:p>
          </table:table-cell>
          <table:table-cell office:value-type="float" office:value="0.99271" calcext:value-type="float">
            <text:p>0.99271</text:p>
          </table:table-cell>
          <table:table-cell office:value-type="float" office:value="0.27649" calcext:value-type="float">
            <text:p>0.27649</text:p>
          </table:table-cell>
          <table:table-cell office:value-type="float" office:value="0.9474" calcext:value-type="float">
            <text:p>0.9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8782" calcext:value-type="float">
            <text:p>0.018782</text:p>
          </table:table-cell>
          <table:table-cell office:value-type="float" office:value="0.74473" calcext:value-type="float">
            <text:p>0.74473</text:p>
          </table:table-cell>
          <table:table-cell office:value-type="float" office:value="0.99206" calcext:value-type="float">
            <text:p>0.99206</text:p>
          </table:table-cell>
          <table:table-cell office:value-type="float" office:value="0.87102" calcext:value-type="float">
            <text:p>0.87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18" calcext:value-type="float">
            <text:p>0.51718</text:p>
          </table:table-cell>
          <table:table-cell office:value-type="float" office:value="0.67211" calcext:value-type="float">
            <text:p>0.67211</text:p>
          </table:table-cell>
          <table:table-cell office:value-type="float" office:value="0.70828" calcext:value-type="float">
            <text:p>0.70828</text:p>
          </table:table-cell>
          <table:table-cell office:value-type="float" office:value="0.31218" calcext:value-type="float">
            <text:p>0.31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189" calcext:value-type="float">
            <text:p>0.41189</text:p>
          </table:table-cell>
          <table:table-cell office:value-type="float" office:value="0.56691" calcext:value-type="float">
            <text:p>0.56691</text:p>
          </table:table-cell>
          <table:table-cell office:value-type="float" office:value="0.78364" calcext:value-type="float">
            <text:p>0.78364</text:p>
          </table:table-cell>
          <table:table-cell office:value-type="float" office:value="0.67886" calcext:value-type="float">
            <text:p>0.67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772" calcext:value-type="float">
            <text:p>0.44772</text:p>
          </table:table-cell>
          <table:table-cell office:value-type="float" office:value="0.18827" calcext:value-type="float">
            <text:p>0.18827</text:p>
          </table:table-cell>
          <table:table-cell office:value-type="float" office:value="0.71978" calcext:value-type="float">
            <text:p>0.71978</text:p>
          </table:table-cell>
          <table:table-cell office:value-type="float" office:value="0.36447" calcext:value-type="float">
            <text:p>0.36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47494" calcext:value-type="float">
            <text:p>0.47494</text:p>
          </table:table-cell>
          <table:table-cell office:value-type="float" office:value="0.54949" calcext:value-type="float">
            <text:p>0.54949</text:p>
          </table:table-cell>
          <table:table-cell office:value-type="float" office:value="0.55973" calcext:value-type="float">
            <text:p>0.55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139" calcext:value-type="float">
            <text:p>0.21139</text:p>
          </table:table-cell>
          <table:table-cell office:value-type="float" office:value="0.30158" calcext:value-type="float">
            <text:p>0.30158</text:p>
          </table:table-cell>
          <table:table-cell office:value-type="float" office:value="0.65269" calcext:value-type="float">
            <text:p>0.65269</text:p>
          </table:table-cell>
          <table:table-cell office:value-type="float" office:value="0.051723" calcext:value-type="float">
            <text:p>0.0517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3736" calcext:value-type="float">
            <text:p>0.13736</text:p>
          </table:table-cell>
          <table:table-cell office:value-type="float" office:value="0.51767" calcext:value-type="float">
            <text:p>0.51767</text:p>
          </table:table-cell>
          <table:table-cell office:value-type="float" office:value="0.28234" calcext:value-type="float">
            <text:p>0.28234</text:p>
          </table:table-cell>
          <table:table-cell office:value-type="float" office:value="0.79935" calcext:value-type="float">
            <text:p>0.79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7048" calcext:value-type="float">
            <text:p>0.037048</text:p>
          </table:table-cell>
          <table:table-cell office:value-type="float" office:value="0.10755" calcext:value-type="float">
            <text:p>0.10755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76885" calcext:value-type="float">
            <text:p>0.76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087" calcext:value-type="float">
            <text:p>0.44087</text:p>
          </table:table-cell>
          <table:table-cell office:value-type="float" office:value="0.89808" calcext:value-type="float">
            <text:p>0.89808</text:p>
          </table:table-cell>
          <table:table-cell office:value-type="float" office:value="0.67844" calcext:value-type="float">
            <text:p>0.67844</text:p>
          </table:table-cell>
          <table:table-cell office:value-type="float" office:value="0.48225" calcext:value-type="float">
            <text:p>0.48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841" calcext:value-type="float">
            <text:p>0.75841</text:p>
          </table:table-cell>
          <table:table-cell office:value-type="float" office:value="0.78382" calcext:value-type="float">
            <text:p>0.78382</text:p>
          </table:table-cell>
          <table:table-cell office:value-type="float" office:value="0.24322" calcext:value-type="float">
            <text:p>0.24322</text:p>
          </table:table-cell>
          <table:table-cell office:value-type="float" office:value="0.72986" calcext:value-type="float">
            <text:p>0.72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97" calcext:value-type="float">
            <text:p>0.87597</text:p>
          </table:table-cell>
          <table:table-cell office:value-type="float" office:value="0.89991" calcext:value-type="float">
            <text:p>0.89991</text:p>
          </table:table-cell>
          <table:table-cell office:value-type="float" office:value="0.037972" calcext:value-type="float">
            <text:p>0.037972</text:p>
          </table:table-cell>
          <table:table-cell office:value-type="float" office:value="0.2432" calcext:value-type="float">
            <text:p>0.24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0687" calcext:value-type="float">
            <text:p>0.60687</text:p>
          </table:table-cell>
          <table:table-cell office:value-type="float" office:value="0.32885" calcext:value-type="float">
            <text:p>0.32885</text:p>
          </table:table-cell>
          <table:table-cell office:value-type="float" office:value="0.54284" calcext:value-type="float">
            <text:p>0.54284</text:p>
          </table:table-cell>
          <table:table-cell office:value-type="float" office:value="0.67944" calcext:value-type="float">
            <text:p>0.67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019" calcext:value-type="float">
            <text:p>0.43019</text:p>
          </table:table-cell>
          <table:table-cell office:value-type="float" office:value="0.869" calcext:value-type="float">
            <text:p>0.869</text:p>
          </table:table-cell>
          <table:table-cell office:value-type="float" office:value="0.60879" calcext:value-type="float">
            <text:p>0.60879</text:p>
          </table:table-cell>
          <table:table-cell office:value-type="float" office:value="0.90864" calcext:value-type="float">
            <text:p>0.90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513" calcext:value-type="float">
            <text:p>0.65513</text:p>
          </table:table-cell>
          <table:table-cell office:value-type="float" office:value="0.39801" calcext:value-type="float">
            <text:p>0.39801</text:p>
          </table:table-cell>
          <table:table-cell office:value-type="float" office:value="0.91845" calcext:value-type="float">
            <text:p>0.91845</text:p>
          </table:table-cell>
          <table:table-cell office:value-type="float" office:value="0.53552" calcext:value-type="float">
            <text:p>0.53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689" calcext:value-type="float">
            <text:p>0.88689</text:p>
          </table:table-cell>
          <table:table-cell office:value-type="float" office:value="0.65472" calcext:value-type="float">
            <text:p>0.65472</text:p>
          </table:table-cell>
          <table:table-cell office:value-type="float" office:value="0.99466" calcext:value-type="float">
            <text:p>0.99466</text:p>
          </table:table-cell>
          <table:table-cell office:value-type="float" office:value="0.69948" calcext:value-type="float">
            <text:p>0.69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567" calcext:value-type="float">
            <text:p>0.77567</text:p>
          </table:table-cell>
          <table:table-cell office:value-type="float" office:value="0.94883" calcext:value-type="float">
            <text:p>0.94883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18626" calcext:value-type="float">
            <text:p>0.18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233" calcext:value-type="float">
            <text:p>0.97233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089635" calcext:value-type="float">
            <text:p>0.089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61" calcext:value-type="float">
            <text:p>0.94461</text:p>
          </table:table-cell>
          <table:table-cell office:value-type="float" office:value="0.72613" calcext:value-type="float">
            <text:p>0.72613</text:p>
          </table:table-cell>
          <table:table-cell office:value-type="float" office:value="0.71317" calcext:value-type="float">
            <text:p>0.71317</text:p>
          </table:table-cell>
          <table:table-cell office:value-type="float" office:value="0.46217" calcext:value-type="float">
            <text:p>0.46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05" calcext:value-type="float">
            <text:p>0.4605</text:p>
          </table:table-cell>
          <table:table-cell office:value-type="float" office:value="0.97047" calcext:value-type="float">
            <text:p>0.97047</text:p>
          </table:table-cell>
          <table:table-cell office:value-type="float" office:value="0.76531" calcext:value-type="float">
            <text:p>0.76531</text:p>
          </table:table-cell>
          <table:table-cell office:value-type="float" office:value="0.3996" calcext:value-type="float">
            <text:p>0.3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02" calcext:value-type="float">
            <text:p>0.5502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0.76456" calcext:value-type="float">
            <text:p>0.76456</text:p>
          </table:table-cell>
          <table:table-cell office:value-type="float" office:value="0.80705" calcext:value-type="float">
            <text:p>0.80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28" calcext:value-type="float">
            <text:p>0.5828</text:p>
          </table:table-cell>
          <table:table-cell office:value-type="float" office:value="0.16063" calcext:value-type="float">
            <text:p>0.16063</text:p>
          </table:table-cell>
          <table:table-cell office:value-type="float" office:value="0.74013" calcext:value-type="float">
            <text:p>0.74013</text:p>
          </table:table-cell>
          <table:table-cell office:value-type="float" office:value="0.11508" calcext:value-type="float">
            <text:p>0.11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966" calcext:value-type="float">
            <text:p>0.58966</text:p>
          </table:table-cell>
          <table:table-cell office:value-type="float" office:value="0.49064" calcext:value-type="float">
            <text:p>0.49064</text:p>
          </table:table-cell>
          <table:table-cell office:value-type="float" office:value="0.99596" calcext:value-type="float">
            <text:p>0.99596</text:p>
          </table:table-cell>
          <table:table-cell office:value-type="float" office:value="0.25634" calcext:value-type="float">
            <text:p>0.25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575" calcext:value-type="float">
            <text:p>0.9657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5024" calcext:value-type="float">
            <text:p>0.15024</text:p>
          </table:table-cell>
          <table:table-cell office:value-type="float" office:value="0.98043" calcext:value-type="float">
            <text:p>0.98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939" calcext:value-type="float">
            <text:p>0.29939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46088" calcext:value-type="float">
            <text:p>0.46088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2301" calcext:value-type="float">
            <text:p>0.042301</text:p>
          </table:table-cell>
          <table:table-cell office:value-type="float" office:value="0.51492" calcext:value-type="float">
            <text:p>0.514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518" calcext:value-type="float">
            <text:p>0.335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2395" calcext:value-type="float">
            <text:p>0.62395</text:p>
          </table:table-cell>
          <table:table-cell office:value-type="float" office:value="0.45102" calcext:value-type="float">
            <text:p>0.45102</text:p>
          </table:table-cell>
          <table:table-cell office:value-type="float" office:value="0.92252" calcext:value-type="float">
            <text:p>0.92252</text:p>
          </table:table-cell>
          <table:table-cell office:value-type="float" office:value="0.77543" calcext:value-type="float">
            <text:p>0.77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607" calcext:value-type="float">
            <text:p>0.36607</text:p>
          </table:table-cell>
          <table:table-cell office:value-type="float" office:value="0.35256" calcext:value-type="float">
            <text:p>0.35256</text:p>
          </table:table-cell>
          <table:table-cell office:value-type="float" office:value="0.32267" calcext:value-type="float">
            <text:p>0.32267</text:p>
          </table:table-cell>
          <table:table-cell office:value-type="float" office:value="0.3285" calcext:value-type="float">
            <text:p>0.32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6545" calcext:value-type="float">
            <text:p>0.96545</text:p>
          </table:table-cell>
          <table:table-cell office:value-type="float" office:value="0.25132" calcext:value-type="float">
            <text:p>0.25132</text:p>
          </table:table-cell>
          <table:table-cell office:value-type="float" office:value="0.064417" calcext:value-type="float">
            <text:p>0.064417</text:p>
          </table:table-cell>
          <table:table-cell office:value-type="float" office:value="0.51374" calcext:value-type="float">
            <text:p>0.51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056" calcext:value-type="float">
            <text:p>0.63056</text:p>
          </table:table-cell>
          <table:table-cell office:value-type="float" office:value="0.053806" calcext:value-type="float">
            <text:p>0.053806</text:p>
          </table:table-cell>
          <table:table-cell office:value-type="float" office:value="0.14816" calcext:value-type="float">
            <text:p>0.14816</text:p>
          </table:table-cell>
          <table:table-cell office:value-type="float" office:value="0.40033" calcext:value-type="float">
            <text:p>0.40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831" calcext:value-type="float">
            <text:p>0.48831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61242" calcext:value-type="float">
            <text:p>0.61242</text:p>
          </table:table-cell>
          <table:table-cell office:value-type="float" office:value="0.48176" calcext:value-type="float">
            <text:p>0.48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83" calcext:value-type="float">
            <text:p>0.5583</text:p>
          </table:table-cell>
          <table:table-cell office:value-type="float" office:value="0.59146" calcext:value-type="float">
            <text:p>0.59146</text:p>
          </table:table-cell>
          <table:table-cell office:value-type="float" office:value="0.24049" calcext:value-type="float">
            <text:p>0.24049</text:p>
          </table:table-cell>
          <table:table-cell office:value-type="float" office:value="0.22209" calcext:value-type="float">
            <text:p>0.222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4304" calcext:value-type="float">
            <text:p>0.94304</text:p>
          </table:table-cell>
          <table:table-cell office:value-type="float" office:value="0.96431" calcext:value-type="float">
            <text:p>0.96431</text:p>
          </table:table-cell>
          <table:table-cell office:value-type="float" office:value="0.31249" calcext:value-type="float">
            <text:p>0.31249</text:p>
          </table:table-cell>
          <table:table-cell office:value-type="float" office:value="0.10506" calcext:value-type="float">
            <text:p>0.105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11705" calcext:value-type="float">
            <text:p>0.011705</text:p>
          </table:table-cell>
          <table:table-cell office:value-type="float" office:value="0.93889" calcext:value-type="float">
            <text:p>0.93889</text:p>
          </table:table-cell>
          <table:table-cell office:value-type="float" office:value="0.25839" calcext:value-type="float">
            <text:p>0.25839</text:p>
          </table:table-cell>
          <table:table-cell office:value-type="float" office:value="0.21194" calcext:value-type="float">
            <text:p>0.2119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7164" calcext:value-type="float">
            <text:p>0.97164</text:p>
          </table:table-cell>
          <table:table-cell office:value-type="float" office:value="0.22943" calcext:value-type="float">
            <text:p>0.22943</text:p>
          </table:table-cell>
          <table:table-cell office:value-type="float" office:value="0.18083" calcext:value-type="float">
            <text:p>0.18083</text:p>
          </table:table-cell>
          <table:table-cell office:value-type="float" office:value="0.88409" calcext:value-type="float">
            <text:p>0.88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46" calcext:value-type="float">
            <text:p>0.87546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75024" calcext:value-type="float">
            <text:p>0.75024</text:p>
          </table:table-cell>
          <table:table-cell office:value-type="float" office:value="0.25818" calcext:value-type="float">
            <text:p>0.25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631" calcext:value-type="float">
            <text:p>0.64631</text:p>
          </table:table-cell>
          <table:table-cell office:value-type="float" office:value="0.32332" calcext:value-type="float">
            <text:p>0.32332</text:p>
          </table:table-cell>
          <table:table-cell office:value-type="float" office:value="0.86857" calcext:value-type="float">
            <text:p>0.86857</text:p>
          </table:table-cell>
          <table:table-cell office:value-type="float" office:value="0.40117" calcext:value-type="float">
            <text:p>0.40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76" calcext:value-type="float">
            <text:p>0.4276</text:p>
          </table:table-cell>
          <table:table-cell office:value-type="float" office:value="0.81183" calcext:value-type="float">
            <text:p>0.81183</text:p>
          </table:table-cell>
          <table:table-cell office:value-type="float" office:value="0.34678" calcext:value-type="float">
            <text:p>0.34678</text:p>
          </table:table-cell>
          <table:table-cell office:value-type="float" office:value="0.98935" calcext:value-type="float">
            <text:p>0.98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472" calcext:value-type="float">
            <text:p>0.28472</text:p>
          </table:table-cell>
          <table:table-cell office:value-type="float" office:value="0.82959" calcext:value-type="float">
            <text:p>0.82959</text:p>
          </table:table-cell>
          <table:table-cell office:value-type="float" office:value="0.40054" calcext:value-type="float">
            <text:p>0.40054</text:p>
          </table:table-cell>
          <table:table-cell office:value-type="float" office:value="0.87363" calcext:value-type="float">
            <text:p>0.87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037" calcext:value-type="float">
            <text:p>0.62037</text:p>
          </table:table-cell>
          <table:table-cell office:value-type="float" office:value="0.31285" calcext:value-type="float">
            <text:p>0.31285</text:p>
          </table:table-cell>
          <table:table-cell office:value-type="float" office:value="0.27722" calcext:value-type="float">
            <text:p>0.27722</text:p>
          </table:table-cell>
          <table:table-cell office:value-type="float" office:value="0.64167" calcext:value-type="float">
            <text:p>0.64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482" calcext:value-type="float">
            <text:p>0.7048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51672" calcext:value-type="float">
            <text:p>0.51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688" calcext:value-type="float">
            <text:p>0.83688</text:p>
          </table:table-cell>
          <table:table-cell office:value-type="float" office:value="0.18413" calcext:value-type="float">
            <text:p>0.18413</text:p>
          </table:table-cell>
          <table:table-cell office:value-type="float" office:value="0.37164" calcext:value-type="float">
            <text:p>0.37164</text:p>
          </table:table-cell>
          <table:table-cell office:value-type="float" office:value="0.51392" calcext:value-type="float">
            <text:p>0.51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111" calcext:value-type="float">
            <text:p>0.19111</text:p>
          </table:table-cell>
          <table:table-cell office:value-type="float" office:value="0.26472" calcext:value-type="float">
            <text:p>0.26472</text:p>
          </table:table-cell>
          <table:table-cell office:value-type="float" office:value="0.19798" calcext:value-type="float">
            <text:p>0.19798</text:p>
          </table:table-cell>
          <table:table-cell office:value-type="float" office:value="0.76058" calcext:value-type="float">
            <text:p>0.76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988" calcext:value-type="float">
            <text:p>0.24988</text:p>
          </table:table-cell>
          <table:table-cell office:value-type="float" office:value="0.091229" calcext:value-type="float">
            <text:p>0.091229</text:p>
          </table:table-cell>
          <table:table-cell office:value-type="float" office:value="0.19524" calcext:value-type="float">
            <text:p>0.19524</text:p>
          </table:table-cell>
          <table:table-cell office:value-type="float" office:value="0.012353" calcext:value-type="float">
            <text:p>0.0123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2081" calcext:value-type="float">
            <text:p>0.62081</text:p>
          </table:table-cell>
          <table:table-cell office:value-type="float" office:value="0.11765" calcext:value-type="float">
            <text:p>0.11765</text:p>
          </table:table-cell>
          <table:table-cell office:value-type="float" office:value="0.98492" calcext:value-type="float">
            <text:p>0.98492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157" calcext:value-type="float">
            <text:p>0.18157</text:p>
          </table:table-cell>
          <table:table-cell office:value-type="float" office:value="0.22637" calcext:value-type="float">
            <text:p>0.22637</text:p>
          </table:table-cell>
          <table:table-cell office:value-type="float" office:value="0.68213" calcext:value-type="float">
            <text:p>0.68213</text:p>
          </table:table-cell>
          <table:table-cell office:value-type="float" office:value="0.74354" calcext:value-type="float">
            <text:p>0.74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59" calcext:value-type="float">
            <text:p>0.7659</text:p>
          </table:table-cell>
          <table:table-cell office:value-type="float" office:value="0.28888" calcext:value-type="float">
            <text:p>0.28888</text:p>
          </table:table-cell>
          <table:table-cell office:value-type="float" office:value="0.61728" calcext:value-type="float">
            <text:p>0.61728</text:p>
          </table:table-cell>
          <table:table-cell office:value-type="float" office:value="0.1657" calcext:value-type="float">
            <text:p>0.1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463" calcext:value-type="float">
            <text:p>0.26463</text:p>
          </table:table-cell>
          <table:table-cell office:value-type="float" office:value="0.45099" calcext:value-type="float">
            <text:p>0.45099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0.47823" calcext:value-type="float">
            <text:p>0.478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0022" calcext:value-type="float">
            <text:p>0.90022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0.73717" calcext:value-type="float">
            <text:p>0.73717</text:p>
          </table:table-cell>
          <table:table-cell office:value-type="float" office:value="0.84918" calcext:value-type="float">
            <text:p>0.84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095" calcext:value-type="float">
            <text:p>0.85095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26824" calcext:value-type="float">
            <text:p>0.26824</text:p>
          </table:table-cell>
          <table:table-cell office:value-type="float" office:value="0.61702" calcext:value-type="float">
            <text:p>0.61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281" calcext:value-type="float">
            <text:p>0.33281</text:p>
          </table:table-cell>
          <table:table-cell office:value-type="float" office:value="0.83714" calcext:value-type="float">
            <text:p>0.83714</text:p>
          </table:table-cell>
          <table:table-cell office:value-type="float" office:value="0.21334" calcext:value-type="float">
            <text:p>0.21334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9159" calcext:value-type="float">
            <text:p>0.29159</text:p>
          </table:table-cell>
          <table:table-cell office:value-type="float" office:value="0.13184" calcext:value-type="float">
            <text:p>0.13184</text:p>
          </table:table-cell>
          <table:table-cell office:value-type="float" office:value="0.10133" calcext:value-type="float">
            <text:p>0.10133</text:p>
          </table:table-cell>
          <table:table-cell office:value-type="float" office:value="0.33435" calcext:value-type="float">
            <text:p>0.334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46935" calcext:value-type="float">
            <text:p>0.46935</text:p>
          </table:table-cell>
          <table:table-cell office:value-type="float" office:value="0.26674" calcext:value-type="float">
            <text:p>0.26674</text:p>
          </table:table-cell>
          <table:table-cell office:value-type="float" office:value="0.023366" calcext:value-type="float">
            <text:p>0.023366</text:p>
          </table:table-cell>
          <table:table-cell office:value-type="float" office:value="0.21269" calcext:value-type="float">
            <text:p>0.212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042" calcext:value-type="float">
            <text:p>0.6042</text:p>
          </table:table-cell>
          <table:table-cell office:value-type="float" office:value="0.23026" calcext:value-type="float">
            <text:p>0.23026</text:p>
          </table:table-cell>
          <table:table-cell office:value-type="float" office:value="0.50198" calcext:value-type="float">
            <text:p>0.50198</text:p>
          </table:table-cell>
          <table:table-cell office:value-type="float" office:value="0.67093" calcext:value-type="float">
            <text:p>0.67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244" calcext:value-type="float">
            <text:p>0.50244</text:p>
          </table:table-cell>
          <table:table-cell office:value-type="float" office:value="0.31349" calcext:value-type="float">
            <text:p>0.31349</text:p>
          </table:table-cell>
          <table:table-cell office:value-type="float" office:value="0.564" calcext:value-type="float">
            <text:p>0.564</text:p>
          </table:table-cell>
          <table:table-cell office:value-type="float" office:value="0.74072" calcext:value-type="float">
            <text:p>0.74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275" calcext:value-type="float">
            <text:p>0.12275</text:p>
          </table:table-cell>
          <table:table-cell office:value-type="float" office:value="0.53116" calcext:value-type="float">
            <text:p>0.53116</text:p>
          </table:table-cell>
          <table:table-cell office:value-type="float" office:value="0.37771" calcext:value-type="float">
            <text:p>0.37771</text:p>
          </table:table-cell>
          <table:table-cell office:value-type="float" office:value="0.27835" calcext:value-type="float">
            <text:p>0.278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2977" calcext:value-type="float">
            <text:p>0.12977</text:p>
          </table:table-cell>
          <table:table-cell office:value-type="float" office:value="0.61848" calcext:value-type="float">
            <text:p>0.61848</text:p>
          </table:table-cell>
          <table:table-cell office:value-type="float" office:value="0.83557" calcext:value-type="float">
            <text:p>0.83557</text:p>
          </table:table-cell>
          <table:table-cell office:value-type="float" office:value="0.087753" calcext:value-type="float">
            <text:p>0.0877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0099" calcext:value-type="float">
            <text:p>0.60099</text:p>
          </table:table-cell>
          <table:table-cell office:value-type="float" office:value="0.74051" calcext:value-type="float">
            <text:p>0.74051</text:p>
          </table:table-cell>
          <table:table-cell office:value-type="float" office:value="0.046187" calcext:value-type="float">
            <text:p>0.046187</text:p>
          </table:table-cell>
          <table:table-cell office:value-type="float" office:value="0.79207" calcext:value-type="float">
            <text:p>0.79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669" calcext:value-type="float">
            <text:p>0.96669</text:p>
          </table:table-cell>
          <table:table-cell office:value-type="float" office:value="0.37691" calcext:value-type="float">
            <text:p>0.37691</text:p>
          </table:table-cell>
          <table:table-cell office:value-type="float" office:value="0.014413" calcext:value-type="float">
            <text:p>0.014413</text:p>
          </table:table-cell>
          <table:table-cell office:value-type="float" office:value="0.026769" calcext:value-type="float">
            <text:p>0.0267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4756" calcext:value-type="float">
            <text:p>0.24756</text:p>
          </table:table-cell>
          <table:table-cell office:value-type="float" office:value="0.67287" calcext:value-type="float">
            <text:p>0.67287</text:p>
          </table:table-cell>
          <table:table-cell office:value-type="float" office:value="0.053795" calcext:value-type="float">
            <text:p>0.053795</text:p>
          </table:table-cell>
          <table:table-cell office:value-type="float" office:value="0.053087" calcext:value-type="float">
            <text:p>0.0530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31767" calcext:value-type="float">
            <text:p>0.31767</text:p>
          </table:table-cell>
          <table:table-cell office:value-type="float" office:value="0.63018" calcext:value-type="float">
            <text:p>0.63018</text:p>
          </table:table-cell>
          <table:table-cell office:value-type="float" office:value="0.37828" calcext:value-type="float">
            <text:p>0.37828</text:p>
          </table:table-cell>
          <table:table-cell office:value-type="float" office:value="0.27766" calcext:value-type="float">
            <text:p>0.277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0216" calcext:value-type="float">
            <text:p>0.60216</text:p>
          </table:table-cell>
          <table:table-cell office:value-type="float" office:value="0.17537" calcext:value-type="float">
            <text:p>0.17537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61092" calcext:value-type="float">
            <text:p>0.61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833" calcext:value-type="float">
            <text:p>0.087833</text:p>
          </table:table-cell>
          <table:table-cell office:value-type="float" office:value="0.99196" calcext:value-type="float">
            <text:p>0.99196</text:p>
          </table:table-cell>
          <table:table-cell office:value-type="float" office:value="0.77303" calcext:value-type="float">
            <text:p>0.77303</text:p>
          </table:table-cell>
          <table:table-cell office:value-type="float" office:value="0.98091" calcext:value-type="float">
            <text:p>0.98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564" calcext:value-type="float">
            <text:p>0.36564</text:p>
          </table:table-cell>
          <table:table-cell office:value-type="float" office:value="0.23189" calcext:value-type="float">
            <text:p>0.23189</text:p>
          </table:table-cell>
          <table:table-cell office:value-type="float" office:value="0.64808" calcext:value-type="float">
            <text:p>0.64808</text:p>
          </table:table-cell>
          <table:table-cell office:value-type="float" office:value="0.78337" calcext:value-type="float">
            <text:p>0.78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106" calcext:value-type="float">
            <text:p>0.21106</text:p>
          </table:table-cell>
          <table:table-cell office:value-type="float" office:value="0.13959" calcext:value-type="float">
            <text:p>0.13959</text:p>
          </table:table-cell>
          <table:table-cell office:value-type="float" office:value="0.20768" calcext:value-type="float">
            <text:p>0.20768</text:p>
          </table:table-cell>
          <table:table-cell office:value-type="float" office:value="0.72656" calcext:value-type="float">
            <text:p>0.72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9" calcext:value-type="float">
            <text:p>0.6089</text:p>
          </table:table-cell>
          <table:table-cell office:value-type="float" office:value="0.20358" calcext:value-type="float">
            <text:p>0.20358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39475" calcext:value-type="float">
            <text:p>0.39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9604" calcext:value-type="float">
            <text:p>0.079604</text:p>
          </table:table-cell>
          <table:table-cell office:value-type="float" office:value="0.58299" calcext:value-type="float">
            <text:p>0.58299</text:p>
          </table:table-cell>
          <table:table-cell office:value-type="float" office:value="0.46986" calcext:value-type="float">
            <text:p>0.46986</text:p>
          </table:table-cell>
          <table:table-cell office:value-type="float" office:value="0.69636" calcext:value-type="float">
            <text:p>0.69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485" calcext:value-type="float">
            <text:p>0.25485</text:p>
          </table:table-cell>
          <table:table-cell office:value-type="float" office:value="0.35519" calcext:value-type="float">
            <text:p>0.35519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0.69246" calcext:value-type="float">
            <text:p>0.69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904" calcext:value-type="float">
            <text:p>0.67904</text:p>
          </table:table-cell>
          <table:table-cell office:value-type="float" office:value="0.41069" calcext:value-type="float">
            <text:p>0.41069</text:p>
          </table:table-cell>
          <table:table-cell office:value-type="float" office:value="0.49872" calcext:value-type="float">
            <text:p>0.49872</text:p>
          </table:table-cell>
          <table:table-cell office:value-type="float" office:value="0.69857" calcext:value-type="float">
            <text:p>0.69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779" calcext:value-type="float">
            <text:p>0.40779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16625" calcext:value-type="float">
            <text:p>0.16625</text:p>
          </table:table-cell>
          <table:table-cell office:value-type="float" office:value="0.47396" calcext:value-type="float">
            <text:p>0.473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46199" calcext:value-type="float">
            <text:p>0.46199</text:p>
          </table:table-cell>
          <table:table-cell office:value-type="float" office:value="0.50523" calcext:value-type="float">
            <text:p>0.50523</text:p>
          </table:table-cell>
          <table:table-cell office:value-type="float" office:value="0.33119" calcext:value-type="float">
            <text:p>0.33119</text:p>
          </table:table-cell>
          <table:table-cell office:value-type="float" office:value="0.92953" calcext:value-type="float">
            <text:p>0.92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327" calcext:value-type="float">
            <text:p>0.89327</text:p>
          </table:table-cell>
          <table:table-cell office:value-type="float" office:value="0.56518" calcext:value-type="float">
            <text:p>0.56518</text:p>
          </table:table-cell>
          <table:table-cell office:value-type="float" office:value="0.21383" calcext:value-type="float">
            <text:p>0.21383</text:p>
          </table:table-cell>
          <table:table-cell office:value-type="float" office:value="0.61029" calcext:value-type="float">
            <text:p>0.6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33" calcext:value-type="float">
            <text:p>0.41033</text:p>
          </table:table-cell>
          <table:table-cell office:value-type="float" office:value="0.38488" calcext:value-type="float">
            <text:p>0.38488</text:p>
          </table:table-cell>
          <table:table-cell office:value-type="float" office:value="0.12862" calcext:value-type="float">
            <text:p>0.12862</text:p>
          </table:table-cell>
          <table:table-cell office:value-type="float" office:value="0.8564" calcext:value-type="float">
            <text:p>0.8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8138" calcext:value-type="float">
            <text:p>0.058138</text:p>
          </table:table-cell>
          <table:table-cell office:value-type="float" office:value="0.62899" calcext:value-type="float">
            <text:p>0.62899</text:p>
          </table:table-cell>
          <table:table-cell office:value-type="float" office:value="0.60946" calcext:value-type="float">
            <text:p>0.60946</text:p>
          </table:table-cell>
          <table:table-cell office:value-type="float" office:value="0.99762" calcext:value-type="float">
            <text:p>0.99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73587" calcext:value-type="float">
            <text:p>0.0073587</text:p>
          </table:table-cell>
          <table:table-cell office:value-type="float" office:value="0.54418" calcext:value-type="float">
            <text:p>0.54418</text:p>
          </table:table-cell>
          <table:table-cell office:value-type="float" office:value="0.26272" calcext:value-type="float">
            <text:p>0.26272</text:p>
          </table:table-cell>
          <table:table-cell office:value-type="float" office:value="0.0063957" calcext:value-type="float">
            <text:p>0.00639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1431" calcext:value-type="float">
            <text:p>0.91431</text:p>
          </table:table-cell>
          <table:table-cell office:value-type="float" office:value="0.96241" calcext:value-type="float">
            <text:p>0.96241</text:p>
          </table:table-cell>
          <table:table-cell office:value-type="float" office:value="0.89095" calcext:value-type="float">
            <text:p>0.89095</text:p>
          </table:table-cell>
          <table:table-cell office:value-type="float" office:value="0.22206" calcext:value-type="float">
            <text:p>0.22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883" calcext:value-type="float">
            <text:p>0.97883</text:p>
          </table:table-cell>
          <table:table-cell office:value-type="float" office:value="0.69139" calcext:value-type="float">
            <text:p>0.69139</text:p>
          </table:table-cell>
          <table:table-cell office:value-type="float" office:value="0.23555" calcext:value-type="float">
            <text:p>0.23555</text:p>
          </table:table-cell>
          <table:table-cell office:value-type="float" office:value="0.56506" calcext:value-type="float">
            <text:p>0.56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162" calcext:value-type="float">
            <text:p>0.79162</text:p>
          </table:table-cell>
          <table:table-cell office:value-type="float" office:value="0.25942" calcext:value-type="float">
            <text:p>0.25942</text:p>
          </table:table-cell>
          <table:table-cell office:value-type="float" office:value="0.20671" calcext:value-type="float">
            <text:p>0.20671</text:p>
          </table:table-cell>
          <table:table-cell office:value-type="float" office:value="0.081687" calcext:value-type="float">
            <text:p>0.0816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136" calcext:value-type="float">
            <text:p>0.1136</text:p>
          </table:table-cell>
          <table:table-cell office:value-type="float" office:value="0.19133" calcext:value-type="float">
            <text:p>0.19133</text:p>
          </table:table-cell>
          <table:table-cell office:value-type="float" office:value="0.20443" calcext:value-type="float">
            <text:p>0.20443</text:p>
          </table:table-cell>
          <table:table-cell office:value-type="float" office:value="0.44308" calcext:value-type="float">
            <text:p>0.443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5753" calcext:value-type="float">
            <text:p>0.5753</text:p>
          </table:table-cell>
          <table:table-cell office:value-type="float" office:value="0.11082" calcext:value-type="float">
            <text:p>0.11082</text:p>
          </table:table-cell>
          <table:table-cell office:value-type="float" office:value="0.96049" calcext:value-type="float">
            <text:p>0.96049</text:p>
          </table:table-cell>
          <table:table-cell office:value-type="float" office:value="0.44523" calcext:value-type="float">
            <text:p>0.44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88" calcext:value-type="float">
            <text:p>0.66688</text:p>
          </table:table-cell>
          <table:table-cell office:value-type="float" office:value="0.32664" calcext:value-type="float">
            <text:p>0.32664</text:p>
          </table:table-cell>
          <table:table-cell office:value-type="float" office:value="0.058022" calcext:value-type="float">
            <text:p>0.058022</text:p>
          </table:table-cell>
          <table:table-cell office:value-type="float" office:value="0.21483" calcext:value-type="float">
            <text:p>0.2148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85187" calcext:value-type="float">
            <text:p>0.85187</text:p>
          </table:table-cell>
          <table:table-cell office:value-type="float" office:value="0.53112" calcext:value-type="float">
            <text:p>0.53112</text:p>
          </table:table-cell>
          <table:table-cell office:value-type="float" office:value="0.29813" calcext:value-type="float">
            <text:p>0.29813</text:p>
          </table:table-cell>
          <table:table-cell office:value-type="float" office:value="0.91085" calcext:value-type="float">
            <text:p>0.91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79" calcext:value-type="float">
            <text:p>0.5679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47001" calcext:value-type="float">
            <text:p>0.47001</text:p>
          </table:table-cell>
          <table:table-cell office:value-type="float" office:value="0.49278" calcext:value-type="float">
            <text:p>0.49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162" calcext:value-type="float">
            <text:p>0.35162</text:p>
          </table:table-cell>
          <table:table-cell office:value-type="float" office:value="0.85285" calcext:value-type="float">
            <text:p>0.85285</text:p>
          </table:table-cell>
          <table:table-cell office:value-type="float" office:value="0.45142" calcext:value-type="float">
            <text:p>0.45142</text:p>
          </table:table-cell>
          <table:table-cell office:value-type="float" office:value="0.22949" calcext:value-type="float">
            <text:p>0.229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479" calcext:value-type="float">
            <text:p>0.2479</text:p>
          </table:table-cell>
          <table:table-cell office:value-type="float" office:value="0.52952" calcext:value-type="float">
            <text:p>0.52952</text:p>
          </table:table-cell>
          <table:table-cell office:value-type="float" office:value="0.79521" calcext:value-type="float">
            <text:p>0.79521</text:p>
          </table:table-cell>
          <table:table-cell office:value-type="float" office:value="0.44092" calcext:value-type="float">
            <text:p>0.44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3" calcext:value-type="float">
            <text:p>0.4693</text:p>
          </table:table-cell>
          <table:table-cell office:value-type="float" office:value="0.60065" calcext:value-type="float">
            <text:p>0.60065</text:p>
          </table:table-cell>
          <table:table-cell office:value-type="float" office:value="0.90787" calcext:value-type="float">
            <text:p>0.90787</text:p>
          </table:table-cell>
          <table:table-cell office:value-type="float" office:value="0.92907" calcext:value-type="float">
            <text:p>0.9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096" calcext:value-type="float">
            <text:p>0.31096</text:p>
          </table:table-cell>
          <table:table-cell office:value-type="float" office:value="0.052271" calcext:value-type="float">
            <text:p>0.052271</text:p>
          </table:table-cell>
          <table:table-cell office:value-type="float" office:value="0.25236" calcext:value-type="float">
            <text:p>0.25236</text:p>
          </table:table-cell>
          <table:table-cell office:value-type="float" office:value="0.82934" calcext:value-type="float">
            <text:p>0.82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096" calcext:value-type="float">
            <text:p>0.55096</text:p>
          </table:table-cell>
          <table:table-cell office:value-type="float" office:value="0.79786" calcext:value-type="float">
            <text:p>0.79786</text:p>
          </table:table-cell>
          <table:table-cell office:value-type="float" office:value="0.71317" calcext:value-type="float">
            <text:p>0.71317</text:p>
          </table:table-cell>
          <table:table-cell office:value-type="float" office:value="0.8198" calcext:value-type="float">
            <text:p>0.8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279" calcext:value-type="float">
            <text:p>0.99279</text:p>
          </table:table-cell>
          <table:table-cell office:value-type="float" office:value="0.15139" calcext:value-type="float">
            <text:p>0.15139</text:p>
          </table:table-cell>
          <table:table-cell office:value-type="float" office:value="0.27982" calcext:value-type="float">
            <text:p>0.27982</text:p>
          </table:table-cell>
          <table:table-cell office:value-type="float" office:value="0.45122" calcext:value-type="float">
            <text:p>0.45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404" calcext:value-type="float">
            <text:p>0.66404</text:p>
          </table:table-cell>
          <table:table-cell office:value-type="float" office:value="0.096739" calcext:value-type="float">
            <text:p>0.096739</text:p>
          </table:table-cell>
          <table:table-cell office:value-type="float" office:value="0.26582" calcext:value-type="float">
            <text:p>0.26582</text:p>
          </table:table-cell>
          <table:table-cell office:value-type="float" office:value="0.10294" calcext:value-type="float">
            <text:p>0.1029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52803" calcext:value-type="float">
            <text:p>0.52803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46639" calcext:value-type="float">
            <text:p>0.46639</text:p>
          </table:table-cell>
          <table:table-cell office:value-type="float" office:value="0.57637" calcext:value-type="float">
            <text:p>0.57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28" calcext:value-type="float">
            <text:p>0.99328</text:p>
          </table:table-cell>
          <table:table-cell office:value-type="float" office:value="0.14342" calcext:value-type="float">
            <text:p>0.14342</text:p>
          </table:table-cell>
          <table:table-cell office:value-type="float" office:value="0.0087678" calcext:value-type="float">
            <text:p>0.0087678</text:p>
          </table:table-cell>
          <table:table-cell office:value-type="float" office:value="0.84295" calcext:value-type="float">
            <text:p>0.84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99" calcext:value-type="float">
            <text:p>0.5299</text:p>
          </table:table-cell>
          <table:table-cell office:value-type="float" office:value="0.17308" calcext:value-type="float">
            <text:p>0.17308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99353" calcext:value-type="float">
            <text:p>0.99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762" calcext:value-type="float">
            <text:p>0.81762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0.87142" calcext:value-type="float">
            <text:p>0.87142</text:p>
          </table:table-cell>
          <table:table-cell office:value-type="float" office:value="0.55873" calcext:value-type="float">
            <text:p>0.55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483" calcext:value-type="float">
            <text:p>0.68483</text:p>
          </table:table-cell>
          <table:table-cell office:value-type="float" office:value="0.65517" calcext:value-type="float">
            <text:p>0.65517</text:p>
          </table:table-cell>
          <table:table-cell office:value-type="float" office:value="0.49261" calcext:value-type="float">
            <text:p>0.49261</text:p>
          </table:table-cell>
          <table:table-cell office:value-type="float" office:value="0.65511" calcext:value-type="float">
            <text:p>0.65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142" calcext:value-type="float">
            <text:p>0.24142</text:p>
          </table:table-cell>
          <table:table-cell office:value-type="float" office:value="0.53478" calcext:value-type="float">
            <text:p>0.53478</text:p>
          </table:table-cell>
          <table:table-cell office:value-type="float" office:value="0.92219" calcext:value-type="float">
            <text:p>0.92219</text:p>
          </table:table-cell>
          <table:table-cell office:value-type="float" office:value="0.53656" calcext:value-type="float">
            <text:p>0.53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164" calcext:value-type="float">
            <text:p>0.66164</text:p>
          </table:table-cell>
          <table:table-cell office:value-type="float" office:value="0.97376" calcext:value-type="float">
            <text:p>0.97376</text:p>
          </table:table-cell>
          <table:table-cell office:value-type="float" office:value="0.61345" calcext:value-type="float">
            <text:p>0.61345</text:p>
          </table:table-cell>
          <table:table-cell office:value-type="float" office:value="0.39626" calcext:value-type="float">
            <text:p>0.39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9532" calcext:value-type="float">
            <text:p>0.049532</text:p>
          </table:table-cell>
          <table:table-cell office:value-type="float" office:value="0.54176" calcext:value-type="float">
            <text:p>0.54176</text:p>
          </table:table-cell>
          <table:table-cell office:value-type="float" office:value="0.98792" calcext:value-type="float">
            <text:p>0.98792</text:p>
          </table:table-cell>
          <table:table-cell office:value-type="float" office:value="0.89908" calcext:value-type="float">
            <text:p>0.89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8881" calcext:value-type="float">
            <text:p>0.038881</text:p>
          </table:table-cell>
          <table:table-cell office:value-type="float" office:value="0.38398" calcext:value-type="float">
            <text:p>0.38398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25135" calcext:value-type="float">
            <text:p>0.251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1624" calcext:value-type="float">
            <text:p>0.61624</text:p>
          </table:table-cell>
          <table:table-cell office:value-type="float" office:value="0.084068" calcext:value-type="float">
            <text:p>0.084068</text:p>
          </table:table-cell>
          <table:table-cell office:value-type="float" office:value="0.02411" calcext:value-type="float">
            <text:p>0.02411</text:p>
          </table:table-cell>
          <table:table-cell office:value-type="float" office:value="0.65738" calcext:value-type="float">
            <text:p>0.65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096" calcext:value-type="float">
            <text:p>0.17096</text:p>
          </table:table-cell>
          <table:table-cell office:value-type="float" office:value="0.41017" calcext:value-type="float">
            <text:p>0.41017</text:p>
          </table:table-cell>
          <table:table-cell office:value-type="float" office:value="0.78869" calcext:value-type="float">
            <text:p>0.78869</text:p>
          </table:table-cell>
          <table:table-cell office:value-type="float" office:value="0.71301" calcext:value-type="float">
            <text:p>0.7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773" calcext:value-type="float">
            <text:p>0.29773</text:p>
          </table:table-cell>
          <table:table-cell office:value-type="float" office:value="0.63452" calcext:value-type="float">
            <text:p>0.63452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57032" calcext:value-type="float">
            <text:p>0.57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402" calcext:value-type="float">
            <text:p>0.041402</text:p>
          </table:table-cell>
          <table:table-cell office:value-type="float" office:value="0.64972" calcext:value-type="float">
            <text:p>0.64972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15491" calcext:value-type="float">
            <text:p>0.1549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8259" calcext:value-type="float">
            <text:p>0.28259</text:p>
          </table:table-cell>
          <table:table-cell office:value-type="float" office:value="0.44665" calcext:value-type="float">
            <text:p>0.44665</text:p>
          </table:table-cell>
          <table:table-cell office:value-type="float" office:value="0.57678" calcext:value-type="float">
            <text:p>0.57678</text:p>
          </table:table-cell>
          <table:table-cell office:value-type="float" office:value="0.98452" calcext:value-type="float">
            <text:p>0.98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6068" calcext:value-type="float">
            <text:p>0.16068</text:p>
          </table:table-cell>
          <table:table-cell office:value-type="float" office:value="0.072643" calcext:value-type="float">
            <text:p>0.072643</text:p>
          </table:table-cell>
          <table:table-cell office:value-type="float" office:value="0.31165" calcext:value-type="float">
            <text:p>0.31165</text:p>
          </table:table-cell>
          <table:table-cell office:value-type="float" office:value="0.29832" calcext:value-type="float">
            <text:p>0.298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7714" calcext:value-type="float">
            <text:p>0.97714</text:p>
          </table:table-cell>
          <table:table-cell office:value-type="float" office:value="0.77051" calcext:value-type="float">
            <text:p>0.77051</text:p>
          </table:table-cell>
          <table:table-cell office:value-type="float" office:value="0.54517" calcext:value-type="float">
            <text:p>0.54517</text:p>
          </table:table-cell>
          <table:table-cell office:value-type="float" office:value="0.72295" calcext:value-type="float">
            <text:p>0.72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151" calcext:value-type="float">
            <text:p>0.87151</text:p>
          </table:table-cell>
          <table:table-cell office:value-type="float" office:value="0.86679" calcext:value-type="float">
            <text:p>0.86679</text:p>
          </table:table-cell>
          <table:table-cell office:value-type="float" office:value="0.20841" calcext:value-type="float">
            <text:p>0.20841</text:p>
          </table:table-cell>
          <table:table-cell office:value-type="float" office:value="0.69075" calcext:value-type="float">
            <text:p>0.69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734" calcext:value-type="float">
            <text:p>0.34734</text:p>
          </table:table-cell>
          <table:table-cell office:value-type="float" office:value="0.25215" calcext:value-type="float">
            <text:p>0.25215</text:p>
          </table:table-cell>
          <table:table-cell office:value-type="float" office:value="0.67884" calcext:value-type="float">
            <text:p>0.67884</text:p>
          </table:table-cell>
          <table:table-cell office:value-type="float" office:value="0.69012" calcext:value-type="float">
            <text:p>0.69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408" calcext:value-type="float">
            <text:p>0.26408</text:p>
          </table:table-cell>
          <table:table-cell office:value-type="float" office:value="0.11281" calcext:value-type="float">
            <text:p>0.11281</text:p>
          </table:table-cell>
          <table:table-cell office:value-type="float" office:value="0.021935" calcext:value-type="float">
            <text:p>0.021935</text:p>
          </table:table-cell>
          <table:table-cell office:value-type="float" office:value="0.17689" calcext:value-type="float">
            <text:p>0.1768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9426" calcext:value-type="float">
            <text:p>0.69426</text:p>
          </table:table-cell>
          <table:table-cell office:value-type="float" office:value="0.41539" calcext:value-type="float">
            <text:p>0.41539</text:p>
          </table:table-cell>
          <table:table-cell office:value-type="float" office:value="0.27711" calcext:value-type="float">
            <text:p>0.27711</text:p>
          </table:table-cell>
          <table:table-cell office:value-type="float" office:value="0.78669" calcext:value-type="float">
            <text:p>0.78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044" calcext:value-type="float">
            <text:p>0.84044</text:p>
          </table:table-cell>
          <table:table-cell office:value-type="float" office:value="0.29512" calcext:value-type="float">
            <text:p>0.29512</text:p>
          </table:table-cell>
          <table:table-cell office:value-type="float" office:value="0.56474" calcext:value-type="float">
            <text:p>0.56474</text:p>
          </table:table-cell>
          <table:table-cell office:value-type="float" office:value="0.33757" calcext:value-type="float">
            <text:p>0.33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73" calcext:value-type="float">
            <text:p>0.39973</text:p>
          </table:table-cell>
          <table:table-cell office:value-type="float" office:value="0.32958" calcext:value-type="float">
            <text:p>0.32958</text:p>
          </table:table-cell>
          <table:table-cell office:value-type="float" office:value="0.34539" calcext:value-type="float">
            <text:p>0.34539</text:p>
          </table:table-cell>
          <table:table-cell office:value-type="float" office:value="0.66934" calcext:value-type="float">
            <text:p>0.66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272" calcext:value-type="float">
            <text:p>0.58272</text:p>
          </table:table-cell>
          <table:table-cell office:value-type="float" office:value="0.40829" calcext:value-type="float">
            <text:p>0.40829</text:p>
          </table:table-cell>
          <table:table-cell office:value-type="float" office:value="0.30819" calcext:value-type="float">
            <text:p>0.30819</text:p>
          </table:table-cell>
          <table:table-cell office:value-type="float" office:value="0.1299" calcext:value-type="float">
            <text:p>0.129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4527" calcext:value-type="float">
            <text:p>0.4527</text:p>
          </table:table-cell>
          <table:table-cell office:value-type="float" office:value="0.40875" calcext:value-type="float">
            <text:p>0.40875</text:p>
          </table:table-cell>
          <table:table-cell office:value-type="float" office:value="0.045895" calcext:value-type="float">
            <text:p>0.045895</text:p>
          </table:table-cell>
          <table:table-cell office:value-type="float" office:value="0.41199" calcext:value-type="float">
            <text:p>0.4119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9341" calcext:value-type="float">
            <text:p>0.29341</text:p>
          </table:table-cell>
          <table:table-cell office:value-type="float" office:value="0.03832" calcext:value-type="float">
            <text:p>0.03832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33916" calcext:value-type="float">
            <text:p>0.33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222" calcext:value-type="float">
            <text:p>0.92222</text:p>
          </table:table-cell>
          <table:table-cell office:value-type="float" office:value="0.51471" calcext:value-type="float">
            <text:p>0.51471</text:p>
          </table:table-cell>
          <table:table-cell office:value-type="float" office:value="0.13331" calcext:value-type="float">
            <text:p>0.13331</text:p>
          </table:table-cell>
          <table:table-cell office:value-type="float" office:value="0.56679" calcext:value-type="float">
            <text:p>0.56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129" calcext:value-type="float">
            <text:p>0.18129</text:p>
          </table:table-cell>
          <table:table-cell office:value-type="float" office:value="0.96248" calcext:value-type="float">
            <text:p>0.96248</text:p>
          </table:table-cell>
          <table:table-cell office:value-type="float" office:value="0.79131" calcext:value-type="float">
            <text:p>0.79131</text:p>
          </table:table-cell>
          <table:table-cell office:value-type="float" office:value="0.58486" calcext:value-type="float">
            <text:p>0.58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696" calcext:value-type="float">
            <text:p>0.45696</text:p>
          </table:table-cell>
          <table:table-cell office:value-type="float" office:value="0.20427" calcext:value-type="float">
            <text:p>0.20427</text:p>
          </table:table-cell>
          <table:table-cell office:value-type="float" office:value="0.69854" calcext:value-type="float">
            <text:p>0.69854</text:p>
          </table:table-cell>
          <table:table-cell office:value-type="float" office:value="0.48235" calcext:value-type="float">
            <text:p>0.48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531" calcext:value-type="float">
            <text:p>0.96531</text:p>
          </table:table-cell>
          <table:table-cell office:value-type="float" office:value="0.27775" calcext:value-type="float">
            <text:p>0.27775</text:p>
          </table:table-cell>
          <table:table-cell office:value-type="float" office:value="0.95255" calcext:value-type="float">
            <text:p>0.95255</text:p>
          </table:table-cell>
          <table:table-cell office:value-type="float" office:value="0.56022" calcext:value-type="float">
            <text:p>0.56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68" calcext:value-type="float">
            <text:p>0.50468</text:p>
          </table:table-cell>
          <table:table-cell office:value-type="float" office:value="0.99699" calcext:value-type="float">
            <text:p>0.99699</text:p>
          </table:table-cell>
          <table:table-cell office:value-type="float" office:value="0.75136" calcext:value-type="float">
            <text:p>0.75136</text:p>
          </table:table-cell>
          <table:table-cell office:value-type="float" office:value="0.51681" calcext:value-type="float">
            <text:p>0.51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852" calcext:value-type="float">
            <text:p>0.55852</text:p>
          </table:table-cell>
          <table:table-cell office:value-type="float" office:value="0.067689" calcext:value-type="float">
            <text:p>0.067689</text:p>
          </table:table-cell>
          <table:table-cell office:value-type="float" office:value="0.666" calcext:value-type="float">
            <text:p>0.666</text:p>
          </table:table-cell>
          <table:table-cell office:value-type="float" office:value="0.98482" calcext:value-type="float">
            <text:p>0.98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188" calcext:value-type="float">
            <text:p>0.83188</text:p>
          </table:table-cell>
          <table:table-cell office:value-type="float" office:value="0.66817" calcext:value-type="float">
            <text:p>0.66817</text:p>
          </table:table-cell>
          <table:table-cell office:value-type="float" office:value="0.23403" calcext:value-type="float">
            <text:p>0.23403</text:p>
          </table:table-cell>
          <table:table-cell office:value-type="float" office:value="0.72472" calcext:value-type="float">
            <text:p>0.72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959" calcext:value-type="float">
            <text:p>0.97959</text:p>
          </table:table-cell>
          <table:table-cell office:value-type="float" office:value="0.40402" calcext:value-type="float">
            <text:p>0.40402</text:p>
          </table:table-cell>
          <table:table-cell office:value-type="float" office:value="0.96303" calcext:value-type="float">
            <text:p>0.96303</text:p>
          </table:table-cell>
          <table:table-cell office:value-type="float" office:value="0.28133" calcext:value-type="float">
            <text:p>0.28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634" calcext:value-type="float">
            <text:p>0.29634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40266" calcext:value-type="float">
            <text:p>0.40266</text:p>
          </table:table-cell>
          <table:table-cell office:value-type="float" office:value="0.67864" calcext:value-type="float">
            <text:p>0.67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922" calcext:value-type="float">
            <text:p>0.34922</text:p>
          </table:table-cell>
          <table:table-cell office:value-type="float" office:value="0.99751" calcext:value-type="float">
            <text:p>0.99751</text:p>
          </table:table-cell>
          <table:table-cell office:value-type="float" office:value="0.23234" calcext:value-type="float">
            <text:p>0.23234</text:p>
          </table:table-cell>
          <table:table-cell office:value-type="float" office:value="0.52115" calcext:value-type="float">
            <text:p>0.521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65637" calcext:value-type="float">
            <text:p>0.65637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72843" calcext:value-type="float">
            <text:p>0.72843</text:p>
          </table:table-cell>
          <table:table-cell office:value-type="float" office:value="0.93113" calcext:value-type="float">
            <text:p>0.93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9695" calcext:value-type="float">
            <text:p>0.079695</text:p>
          </table:table-cell>
          <table:table-cell office:value-type="float" office:value="0.57218" calcext:value-type="float">
            <text:p>0.57218</text:p>
          </table:table-cell>
          <table:table-cell office:value-type="float" office:value="0.70591" calcext:value-type="float">
            <text:p>0.70591</text:p>
          </table:table-cell>
          <table:table-cell office:value-type="float" office:value="0.33812" calcext:value-type="float">
            <text:p>0.338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1206" calcext:value-type="float">
            <text:p>0.71206</text:p>
          </table:table-cell>
          <table:table-cell office:value-type="float" office:value="0.51569" calcext:value-type="float">
            <text:p>0.51569</text:p>
          </table:table-cell>
          <table:table-cell office:value-type="float" office:value="0.18168" calcext:value-type="float">
            <text:p>0.18168</text:p>
          </table:table-cell>
          <table:table-cell office:value-type="float" office:value="0.5557" calcext:value-type="float">
            <text:p>0.5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528" calcext:value-type="float">
            <text:p>0.17528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029669" calcext:value-type="float">
            <text:p>0.0296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93895" calcext:value-type="float">
            <text:p>0.93895</text:p>
          </table:table-cell>
          <table:table-cell office:value-type="float" office:value="0.93941" calcext:value-type="float">
            <text:p>0.93941</text:p>
          </table:table-cell>
          <table:table-cell office:value-type="float" office:value="0.72496" calcext:value-type="float">
            <text:p>0.72496</text:p>
          </table:table-cell>
          <table:table-cell office:value-type="float" office:value="0.95655" calcext:value-type="float">
            <text:p>0.95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6136" calcext:value-type="float">
            <text:p>0.046136</text:p>
          </table:table-cell>
          <table:table-cell office:value-type="float" office:value="0.94413" calcext:value-type="float">
            <text:p>0.94413</text:p>
          </table:table-cell>
          <table:table-cell office:value-type="float" office:value="0.038311" calcext:value-type="float">
            <text:p>0.038311</text:p>
          </table:table-cell>
          <table:table-cell office:value-type="float" office:value="0.26812" calcext:value-type="float">
            <text:p>0.268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72491" calcext:value-type="float">
            <text:p>0.072491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62592" calcext:value-type="float">
            <text:p>0.62592</text:p>
          </table:table-cell>
          <table:table-cell office:value-type="float" office:value="0.67238" calcext:value-type="float">
            <text:p>0.6723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0" meta:object-count="0"/>
    <meta:generator>LibreOffice/5.3.1.2$Linux_X86_64 LibreOffice_project/30m0$Build-2</meta:generator>
  </office:meta>
</office:document-meta>
</file>